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style:text-underline-style="none" officeooo:rsid="01ca3e5f" officeooo:paragraph-rsid="02681165"/>
    </style:style>
    <style:style style:name="P75" style:family="paragraph" style:parent-style-name="Standard">
      <style:text-properties fo:color="#c9211e" loext:opacity="100%" style:text-underline-style="none" officeooo:rsid="01fd493e" officeooo:paragraph-rsid="02681165"/>
    </style:style>
    <style:style style:name="P76" style:family="paragraph" style:parent-style-name="Text_20_body">
      <style:text-properties style:text-underline-style="solid" style:text-underline-width="auto" style:text-underline-color="font-color" officeooo:rsid="02039533" officeooo:paragraph-rsid="02039533"/>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none" officeooo:rsid="01f5fdc9"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2c43dcd"/>
    </style:style>
    <style:style style:name="P83" style:family="paragraph" style:parent-style-name="Standard">
      <style:text-properties style:font-name="Liberation Serif1" style:text-underline-style="none" officeooo:rsid="02cf267c" officeooo:paragraph-rsid="0318d78d"/>
    </style:style>
    <style:style style:name="P84" style:family="paragraph" style:parent-style-name="Standard">
      <style:text-properties style:font-name="Liberation Serif1" style:text-underline-style="none" officeooo:rsid="02cf267c" officeooo:paragraph-rsid="03113a40"/>
    </style:style>
    <style:style style:name="P85" style:family="paragraph" style:parent-style-name="Standard">
      <style:text-properties style:font-name="Liberation Serif1" style:text-underline-style="none" officeooo:rsid="02cf267c" officeooo:paragraph-rsid="02cf267c"/>
    </style:style>
    <style:style style:name="P86" style:family="paragraph" style:parent-style-name="Standard">
      <style:text-properties style:font-name="Liberation Serif1" style:text-underline-style="none" officeooo:rsid="02c43dcd" officeooo:paragraph-rsid="02c43dcd"/>
    </style:style>
    <style:style style:name="P8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font-style-asian="normal" style:font-style-complex="normal"/>
    </style:style>
    <style:style style:name="P91" style:family="paragraph" style:parent-style-name="Footnote">
      <style:text-properties officeooo:rsid="02fc5a1b" officeooo:paragraph-rsid="02fc5a1b"/>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8c832c"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28c832c" style:text-blinking="false" fo:background-color="transparent" style:font-style-asian="normal" style:font-style-complex="normal"/>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officeooo:paragraph-rsid="022c9ba3"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9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0" style:family="paragraph" style:parent-style-name="Footnote">
      <style:text-properties officeooo:rsid="02b77b04" officeooo:paragraph-rsid="02b82944"/>
    </style:style>
    <style:style style:name="P101" style:family="paragraph" style:parent-style-name="Standard">
      <style:text-properties style:text-underline-style="solid" style:text-underline-width="auto" style:text-underline-color="font-color" officeooo:rsid="01e6739d" officeooo:paragraph-rsid="01e6739d"/>
    </style:style>
    <style:style style:name="P102" style:family="paragraph" style:parent-style-name="Standard">
      <style:text-properties style:text-underline-style="none" officeooo:rsid="01e6739d" officeooo:paragraph-rsid="01e6739d"/>
    </style:style>
    <style:style style:name="P103" style:family="paragraph" style:parent-style-name="Standard">
      <style:text-properties style:text-underline-style="none" officeooo:rsid="01e3fd0f" officeooo:paragraph-rsid="01e3fd0f"/>
    </style:style>
    <style:style style:name="P104" style:family="paragraph" style:parent-style-name="Standard">
      <style:text-properties style:text-underline-style="solid" style:text-underline-width="auto" style:text-underline-color="font-color" officeooo:rsid="01634c4e" officeooo:paragraph-rsid="01634c4e"/>
    </style:style>
    <style:style style:name="P105" style:family="paragraph" style:parent-style-name="Standard">
      <style:text-properties style:text-underline-style="solid" style:text-underline-width="auto" style:text-underline-color="font-color" officeooo:rsid="01634c4e" officeooo:paragraph-rsid="01b5ab1a"/>
    </style:style>
    <style:style style:name="P106" style:family="paragraph" style:parent-style-name="Standard">
      <style:text-properties style:text-underline-style="none" officeooo:rsid="01ca3e5f" officeooo:paragraph-rsid="01d1f7a3"/>
    </style:style>
    <style:style style:name="P107" style:family="paragraph" style:parent-style-name="Standard">
      <style:text-properties style:text-underline-style="none" officeooo:rsid="00a15e37" officeooo:paragraph-rsid="009be8d5"/>
    </style:style>
    <style:style style:name="P108" style:family="paragraph" style:parent-style-name="Standard">
      <style:text-properties fo:color="#000000" loext:opacity="100%" officeooo:paragraph-rsid="01c499af"/>
    </style:style>
    <style:style style:name="P109"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2a991dd" style:font-size-asian="12pt" style:font-style-asian="normal" style:font-weight-asian="normal" style:font-size-complex="12pt" style:font-style-complex="normal" style:font-weight-complex="normal"/>
    </style:style>
    <style:style style:name="P110" style:family="paragraph" style:parent-style-name="Standard">
      <style:text-properties fo:color="#ff4000" loext:opacity="100%" fo:font-weight="normal" officeooo:rsid="006fbec8" officeooo:paragraph-rsid="01316e26" style:font-weight-asian="normal" style:font-weight-complex="normal"/>
    </style:style>
    <style:style style:name="P111" style:family="paragraph" style:parent-style-name="Standard">
      <style:text-properties fo:color="#ff4000" loext:opacity="100%" fo:font-weight="normal" officeooo:rsid="011d20f8" officeooo:paragraph-rsid="01316e26" style:font-weight-asian="normal" style:font-weight-complex="normal"/>
    </style:style>
    <style:style style:name="P112"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13" style:family="paragraph" style:parent-style-name="Standard">
      <style:text-properties officeooo:paragraph-rsid="01316e26"/>
    </style:style>
    <style:style style:name="P114" style:family="paragraph" style:parent-style-name="Standard">
      <style:text-properties fo:color="#ff4000" loext:opacity="100%" style:text-underline-style="none" officeooo:rsid="006eb73e" officeooo:paragraph-rsid="006eba39"/>
    </style:style>
    <style:style style:name="P115" style:family="paragraph" style:parent-style-name="Standard">
      <style:text-properties fo:color="#ff4000" loext:opacity="100%" style:text-underline-style="none" officeooo:rsid="0052b987" officeooo:paragraph-rsid="009f616e"/>
    </style:style>
    <style:style style:name="P116" style:family="paragraph" style:parent-style-name="Standard">
      <style:text-properties fo:color="#ff4000" loext:opacity="100%" style:text-underline-style="none" officeooo:rsid="0052b987" officeooo:paragraph-rsid="005f2654"/>
    </style:style>
    <style:style style:name="P117" style:family="paragraph" style:parent-style-name="Standard">
      <style:text-properties fo:color="#ff4000" loext:opacity="100%" style:text-underline-style="none" officeooo:rsid="0052b987" officeooo:paragraph-rsid="0052b987"/>
    </style:style>
    <style:style style:name="P118" style:family="paragraph" style:parent-style-name="Standard">
      <style:text-properties fo:color="#ff4000" loext:opacity="100%" style:text-underline-style="none" officeooo:rsid="005328dd" officeooo:paragraph-rsid="005328dd"/>
    </style:style>
    <style:style style:name="P119" style:family="paragraph" style:parent-style-name="Standard">
      <style:text-properties style:text-underline-style="none" officeooo:rsid="00502dfd" officeooo:paragraph-rsid="0052b987"/>
    </style:style>
    <style:style style:name="P120" style:family="paragraph" style:parent-style-name="Standard">
      <style:text-properties style:text-underline-style="none" officeooo:rsid="0269331c" officeooo:paragraph-rsid="0269331c"/>
    </style:style>
    <style:style style:name="P121" style:family="paragraph" style:parent-style-name="Standard">
      <style:text-properties style:text-underline-style="none" officeooo:rsid="02bd28bc" officeooo:paragraph-rsid="02bd28bc"/>
    </style:style>
    <style:style style:name="P122"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3" style:family="paragraph" style:parent-style-name="Standard">
      <style:text-properties style:text-underline-style="none" fo:font-weight="normal" officeooo:rsid="0285cf56" officeooo:paragraph-rsid="0285cf56" style:font-weight-asian="normal" style:font-weight-complex="normal"/>
    </style:style>
    <style:style style:name="P124" style:family="paragraph" style:parent-style-name="Standard">
      <style:text-properties style:text-underline-style="none" fo:font-weight="normal" officeooo:rsid="0285cf56" officeooo:paragraph-rsid="029e958f" style:font-weight-asian="normal" style:font-weight-complex="normal"/>
    </style:style>
    <style:style style:name="P125"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26b3c62"/>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1dd335c"/>
    </style:style>
    <style:style style:name="T168" style:family="text">
      <style:text-properties style:text-underline-style="none" officeooo:rsid="00879d28"/>
    </style:style>
    <style:style style:name="T169" style:family="text">
      <style:text-properties style:text-underline-style="none" officeooo:rsid="0137435d"/>
    </style:style>
    <style:style style:name="T170" style:family="text">
      <style:text-properties style:text-underline-style="none" officeooo:rsid="008a07d8"/>
    </style:style>
    <style:style style:name="T171" style:family="text">
      <style:text-properties style:text-underline-style="none" officeooo:rsid="00884ed6"/>
    </style:style>
    <style:style style:name="T172" style:family="text">
      <style:text-properties fo:font-family="'Menaion Medieval'" style:font-pitch="variable" style:text-underline-style="none" officeooo:rsid="00884ed6"/>
    </style:style>
    <style:style style:name="T173" style:family="text">
      <style:text-properties style:text-underline-style="none" officeooo:rsid="0088f183"/>
    </style:style>
    <style:style style:name="T174" style:family="text">
      <style:text-properties fo:font-family="'Menaion Medieval'" style:font-pitch="variable" style:text-underline-style="none" officeooo:rsid="0088f183"/>
    </style:style>
    <style:style style:name="T175" style:family="text">
      <style:text-properties officeooo:rsid="008a07d8"/>
    </style:style>
    <style:style style:name="T176" style:family="text">
      <style:text-properties officeooo:rsid="0185626f"/>
    </style:style>
    <style:style style:name="T177" style:family="text">
      <style:text-properties officeooo:rsid="0185da9a"/>
    </style:style>
    <style:style style:name="T178" style:family="text">
      <style:text-properties officeooo:rsid="008c6b89"/>
    </style:style>
    <style:style style:name="T179" style:family="text">
      <style:text-properties officeooo:rsid="01351eff"/>
    </style:style>
    <style:style style:name="T180" style:family="text">
      <style:text-properties officeooo:rsid="013954da"/>
    </style:style>
    <style:style style:name="T181" style:family="text">
      <style:text-properties style:font-name="Bookerly" fo:font-size="11pt" officeooo:rsid="013954da" style:font-size-asian="11pt" style:font-size-complex="11pt"/>
    </style:style>
    <style:style style:name="T182" style:family="text">
      <style:text-properties style:font-name="Liberation Serif1" fo:font-size="12pt" officeooo:rsid="013954da" style:font-size-asian="12pt" style:font-size-complex="12pt"/>
    </style:style>
    <style:style style:name="T183" style:family="text">
      <style:text-properties style:font-name="Bookerly" fo:font-size="11pt" officeooo:rsid="00b0d7b5" style:font-size-asian="11pt" style:font-size-complex="11pt"/>
    </style:style>
    <style:style style:name="T184" style:family="text">
      <style:text-properties style:font-name="Liberation Serif1" fo:font-size="12pt" officeooo:rsid="013eb5bf" style:font-size-asian="10.5pt" style:font-size-complex="12pt"/>
    </style:style>
    <style:style style:name="T185" style:family="text">
      <style:text-properties style:font-name="Liberation Serif1" fo:font-size="12pt" officeooo:rsid="013fd592" style:font-size-asian="10.5pt" style:font-size-complex="12pt"/>
    </style:style>
    <style:style style:name="T186" style:family="text">
      <style:text-properties style:font-name="Bukyvede" fo:font-size="12pt" officeooo:rsid="013eb5bf" style:font-size-asian="10.5pt" style:font-size-complex="12pt"/>
    </style:style>
    <style:style style:name="T187" style:family="text">
      <style:text-properties style:font-name="Bukyvede" fo:font-size="12pt" style:text-underline-style="solid" style:text-underline-width="auto" style:text-underline-color="font-color" officeooo:rsid="013eb5bf" style:font-size-asian="10.5pt" style:font-size-complex="12pt"/>
    </style:style>
    <style:style style:name="T188" style:family="text">
      <style:text-properties style:font-name="Liberation Serif1" fo:font-size="12pt" officeooo:rsid="013954da" style:font-size-asian="10.5pt" style:font-size-complex="12pt"/>
    </style:style>
    <style:style style:name="T189" style:family="text">
      <style:text-properties style:font-name="Bookerly" fo:font-size="10pt" officeooo:rsid="013954da" style:font-size-asian="10pt" style:font-size-complex="10pt"/>
    </style:style>
    <style:style style:name="T190" style:family="text">
      <style:text-properties style:font-name="Liberation Serif1" fo:font-size="10pt" officeooo:rsid="013eb5bf" style:font-size-asian="10pt" style:font-size-complex="10pt"/>
    </style:style>
    <style:style style:name="T191" style:family="text">
      <style:text-properties style:font-name="Liberation Serif1" fo:font-size="12pt" officeooo:rsid="013eb5bf" style:font-size-asian="12pt" style:font-size-complex="12pt"/>
    </style:style>
    <style:style style:name="T192" style:family="text">
      <style:text-properties style:font-name="Bookerly" fo:font-size="12pt" officeooo:rsid="013eb5bf" style:font-size-asian="12pt" style:font-size-complex="12pt"/>
    </style:style>
    <style:style style:name="T193" style:family="text">
      <style:text-properties style:font-name="Bukyvede" fo:font-size="12pt" officeooo:rsid="013eb5bf" style:font-size-asian="12pt" style:font-size-complex="12pt"/>
    </style:style>
    <style:style style:name="T194" style:family="text">
      <style:text-properties style:font-name="Bukyvede" fo:font-size="12pt" style:text-underline-style="solid" style:text-underline-width="auto" style:text-underline-color="font-color" officeooo:rsid="013eb5bf" style:font-size-asian="12pt" style:font-size-complex="12pt"/>
    </style:style>
    <style:style style:name="T195" style:family="text">
      <style:text-properties style:font-name="Bukyvede" fo:font-size="12pt" officeooo:rsid="013fd592" style:font-size-asian="12pt" style:font-size-complex="12pt"/>
    </style:style>
    <style:style style:name="T196" style:family="text">
      <style:text-properties style:font-name="Liberation Serif1" fo:font-size="12pt" officeooo:rsid="013fd592" style:font-size-asian="12pt" style:font-size-complex="12pt"/>
    </style:style>
    <style:style style:name="T197" style:family="text">
      <style:text-properties style:font-name="Liberation Serif1" fo:font-size="12pt" officeooo:rsid="024a5ae1" style:font-size-asian="12pt" style:font-size-complex="12pt"/>
    </style:style>
    <style:style style:name="T198" style:family="text">
      <style:text-properties style:font-name="Liberation Serif1" fo:font-size="12pt" officeooo:rsid="01835a53" style:font-size-asian="12pt" style:font-size-complex="12pt"/>
    </style:style>
    <style:style style:name="T199" style:family="text">
      <style:text-properties style:font-name="Liberation Serif1" fo:font-size="12pt" officeooo:rsid="01823a41" style:font-size-asian="12pt" style:font-size-complex="12pt"/>
    </style:style>
    <style:style style:name="T200" style:family="text">
      <style:text-properties style:font-name="Liberation Serif1" fo:font-size="12pt" officeooo:rsid="02983e41" style:font-size-asian="12pt" style:font-size-complex="12pt"/>
    </style:style>
    <style:style style:name="T201" style:family="text">
      <style:text-properties style:font-name="Liberation Serif1" fo:font-size="12pt" officeooo:rsid="0248fe10" style:font-size-asian="12pt" style:font-size-complex="12pt"/>
    </style:style>
    <style:style style:name="T202" style:family="text">
      <style:text-properties style:font-name="Liberation Serif1" fo:font-size="12pt" officeooo:rsid="015394f9" style:font-size-asian="12pt" style:font-size-complex="12pt"/>
    </style:style>
    <style:style style:name="T203" style:family="text">
      <style:text-properties style:font-name="Liberation Serif1" fo:font-size="12pt" officeooo:rsid="0140d4ed" style:font-size-asian="12pt" style:font-size-complex="12pt"/>
    </style:style>
    <style:style style:name="T204" style:family="text">
      <style:text-properties officeooo:rsid="013fd592"/>
    </style:style>
    <style:style style:name="T205" style:family="text">
      <style:text-properties style:font-name="Liberation Serif1" fo:font-size="12pt" officeooo:rsid="024a2fb4" style:font-size-asian="12pt" style:font-size-complex="12pt"/>
    </style:style>
    <style:style style:name="T206" style:family="text">
      <style:text-properties style:font-name="Liberation Serif1" fo:font-size="12pt" fo:font-style="italic" officeooo:rsid="013fd592" style:font-size-asian="12pt" style:font-style-asian="italic" style:font-size-complex="12pt" style:font-style-complex="italic"/>
    </style:style>
    <style:style style:name="T20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8" style:family="text">
      <style:text-properties style:font-name="Liberation Serif1" fo:font-size="12pt" fo:font-style="italic" officeooo:rsid="024a2fb4" style:font-size-asian="12pt" style:font-style-asian="italic" style:font-size-complex="12pt" style:font-style-complex="italic"/>
    </style:style>
    <style:style style:name="T209" style:family="text">
      <style:text-properties style:font-name="Liberation Serif1" fo:font-size="12pt" fo:font-style="normal" officeooo:rsid="024a2fb4" style:font-size-asian="12pt" style:font-style-asian="normal" style:font-size-complex="12pt" style:font-style-complex="normal"/>
    </style:style>
    <style:style style:name="T210" style:family="text">
      <style:text-properties style:font-name="Liberation Serif1" fo:font-size="12pt" officeooo:rsid="0157ae5e" style:font-size-asian="12pt" style:font-size-complex="12pt"/>
    </style:style>
    <style:style style:name="T211" style:family="text">
      <style:text-properties style:font-name="Bookerly" fo:font-size="10pt" fo:font-style="normal" officeooo:rsid="013954da" style:font-size-asian="10pt" style:font-style-asian="normal" style:font-size-complex="10pt" style:font-style-complex="normal"/>
    </style:style>
    <style:style style:name="T212" style:family="text">
      <style:text-properties style:font-name="Liberation Serif1" fo:font-size="12pt" fo:font-style="normal" officeooo:rsid="013fd592" style:font-size-asian="12pt" style:font-style-asian="normal" style:font-size-complex="12pt" style:font-style-complex="normal"/>
    </style:style>
    <style:style style:name="T213" style:family="text">
      <style:text-properties style:font-name="Liberation Serif1" fo:font-size="12pt" fo:font-style="normal" officeooo:rsid="024c0ed6" style:font-size-asian="12pt" style:font-style-asian="normal" style:font-size-complex="12pt" style:font-style-complex="normal"/>
    </style:style>
    <style:style style:name="T21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5" style:family="text">
      <style:text-properties style:font-name="Liberation Serif1" fo:font-size="12pt" fo:font-style="normal" officeooo:rsid="024d6c80" style:font-size-asian="12pt" style:font-style-asian="normal" style:font-size-complex="12pt" style:font-style-complex="normal"/>
    </style:style>
    <style:style style:name="T216"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7" style:family="text">
      <style:text-properties style:font-name="Bukyvede" fo:font-size="12pt" style:text-underline-style="solid" style:text-underline-width="auto" style:text-underline-color="font-color" officeooo:rsid="013fd592" style:font-size-asian="12pt" style:font-size-complex="12pt"/>
    </style:style>
    <style:style style:name="T218" style:family="text">
      <style:text-properties style:font-name="Liberation Serif1" fo:font-size="12pt" officeooo:rsid="024d6c80" style:font-size-asian="12pt" style:font-size-complex="12pt"/>
    </style:style>
    <style:style style:name="T219" style:family="text">
      <style:text-properties style:font-name="Liberation Serif1" fo:font-size="12pt" officeooo:rsid="024e8d55" style:font-size-asian="12pt" style:font-size-complex="12pt"/>
    </style:style>
    <style:style style:name="T220" style:family="text">
      <style:text-properties style:font-name="Liberation Serif1" fo:font-size="12pt" officeooo:rsid="02550f0c" style:font-size-asian="12pt" style:font-size-complex="12pt"/>
    </style:style>
    <style:style style:name="T221" style:family="text">
      <style:text-properties style:font-name="Liberation Serif1" fo:font-size="12pt" fo:font-style="normal" officeooo:rsid="025b9dc2" style:font-size-asian="12pt" style:font-style-asian="normal" style:font-size-complex="12pt" style:font-style-complex="normal"/>
    </style:style>
    <style:style style:name="T222" style:family="text">
      <style:text-properties style:font-name="Liberation Serif1" fo:font-size="12pt" officeooo:rsid="024fdeed" style:font-size-asian="12pt" style:font-size-complex="12pt"/>
    </style:style>
    <style:style style:name="T223" style:family="text">
      <style:text-properties style:font-name="Liberation Serif1" fo:font-size="12pt" officeooo:rsid="0251aa2a" style:font-size-asian="12pt" style:font-size-complex="12pt"/>
    </style:style>
    <style:style style:name="T224" style:family="text">
      <style:text-properties style:font-name="Liberation Serif1" fo:font-size="12pt" officeooo:rsid="02525ad7" style:font-size-asian="10.5pt" style:font-size-complex="12pt"/>
    </style:style>
    <style:style style:name="T225" style:family="text">
      <style:text-properties style:font-name="Liberation Serif1" fo:font-size="12pt" officeooo:rsid="0141d63c" style:font-size-asian="12pt" style:font-size-complex="12pt"/>
    </style:style>
    <style:style style:name="T226" style:family="text">
      <style:text-properties style:font-name="Liberation Serif1" fo:font-size="12pt" officeooo:rsid="01437cd2" style:font-size-asian="12pt" style:font-size-complex="12pt"/>
    </style:style>
    <style:style style:name="T227" style:family="text">
      <style:text-properties style:font-name="Liberation Serif1" fo:font-size="12pt" fo:font-style="italic" officeooo:rsid="01437cd2" style:font-size-asian="12pt" style:font-style-asian="italic" style:font-size-complex="12pt" style:font-style-complex="italic"/>
    </style:style>
    <style:style style:name="T228" style:family="text">
      <style:text-properties style:font-name="Liberation Serif1" fo:font-size="11pt" officeooo:rsid="01437cd2" style:font-size-asian="11pt" style:font-size-complex="11pt"/>
    </style:style>
    <style:style style:name="T229" style:family="text">
      <style:text-properties officeooo:rsid="02421e96"/>
    </style:style>
    <style:style style:name="T230" style:family="text">
      <style:text-properties officeooo:rsid="02440b80"/>
    </style:style>
    <style:style style:name="T231" style:family="text">
      <style:text-properties officeooo:rsid="0256211f"/>
    </style:style>
    <style:style style:name="T232" style:family="text">
      <style:text-properties officeooo:rsid="0257ff7a"/>
    </style:style>
    <style:style style:name="T233" style:family="text">
      <style:text-properties fo:font-family="'Liberation Serif'" style:font-family-generic="roman" officeooo:rsid="0256211f"/>
    </style:style>
    <style:style style:name="T234" style:family="text">
      <style:text-properties style:text-position="super 58%" fo:font-family="'Liberation Serif'" style:font-family-generic="roman" officeooo:rsid="0256211f"/>
    </style:style>
    <style:style style:name="T235" style:family="text">
      <style:text-properties style:text-position="0% 100%" fo:font-family="'Liberation Serif'" style:font-family-generic="roman" officeooo:rsid="0256211f"/>
    </style:style>
    <style:style style:name="T236" style:family="text">
      <style:text-properties style:text-position="0% 100%" fo:font-family="'Liberation Serif'" style:font-family-generic="roman" officeooo:rsid="0257517c"/>
    </style:style>
    <style:style style:name="T237" style:family="text">
      <style:text-properties style:text-position="super 58%" fo:font-family="'Liberation Serif'" style:font-family-generic="roman" officeooo:rsid="0257517c"/>
    </style:style>
    <style:style style:name="T238" style:family="text">
      <style:text-properties style:text-position="0% 100%" style:font-name="Bukyvede" officeooo:rsid="0257517c"/>
    </style:style>
    <style:style style:name="T239" style:family="text">
      <style:text-properties style:text-position="0% 100%" style:font-name="Bukyvede" style:text-underline-style="solid" style:text-underline-width="auto" style:text-underline-color="font-color" officeooo:rsid="0257517c"/>
    </style:style>
    <style:style style:name="T240" style:family="text">
      <style:text-properties style:text-position="0% 100%" style:font-name="Liberation Serif1" officeooo:rsid="0257517c"/>
    </style:style>
    <style:style style:name="T241" style:family="text">
      <style:text-properties style:text-position="0% 100%" fo:font-family="'Menaion Medieval'" style:font-pitch="variable" officeooo:rsid="0257517c"/>
    </style:style>
    <style:style style:name="T242" style:family="text">
      <style:text-properties style:text-position="0% 100%" fo:font-family="'Menaion Medieval'" style:font-pitch="variable" style:text-underline-style="solid" style:text-underline-width="auto" style:text-underline-color="font-color" officeooo:rsid="0257517c"/>
    </style:style>
    <style:style style:name="T243" style:family="text">
      <style:text-properties style:text-position="0% 100%" style:font-name="Liberation Serif1" style:text-underline-style="none" officeooo:rsid="0257a2e2"/>
    </style:style>
    <style:style style:name="T244" style:family="text">
      <style:text-properties style:text-position="0% 100%" style:font-name="Liberation Serif1" style:text-underline-style="none" officeooo:rsid="0257ff7a"/>
    </style:style>
    <style:style style:name="T245" style:family="text">
      <style:text-properties style:text-position="0% 100%" style:font-name="Liberation Serif1" style:text-underline-style="none" officeooo:rsid="025a3cde"/>
    </style:style>
    <style:style style:name="T246" style:family="text">
      <style:text-properties style:font-name="Liberation Serif1" officeooo:rsid="014821fb"/>
    </style:style>
    <style:style style:name="T247" style:family="text">
      <style:text-properties style:font-name="Liberation Serif1" officeooo:rsid="014968aa"/>
    </style:style>
    <style:style style:name="T248" style:family="text">
      <style:text-properties style:font-name="Liberation Serif1" officeooo:rsid="01bcd17a"/>
    </style:style>
    <style:style style:name="T249" style:family="text">
      <style:text-properties style:font-name="Liberation Serif1" officeooo:rsid="014c9cfc"/>
    </style:style>
    <style:style style:name="T250" style:family="text">
      <style:text-properties officeooo:rsid="014968aa"/>
    </style:style>
    <style:style style:name="T251" style:family="text">
      <style:text-properties style:font-name="Liberation Serif1" officeooo:rsid="0149b70a"/>
    </style:style>
    <style:style style:name="T252" style:family="text">
      <style:text-properties style:font-name="Liberation Serif1" officeooo:rsid="0149ffed"/>
    </style:style>
    <style:style style:name="T253" style:family="text">
      <style:text-properties style:font-name="Liberation Serif1" officeooo:rsid="0194d977"/>
    </style:style>
    <style:style style:name="T254" style:family="text">
      <style:text-properties style:font-name="Liberation Serif1" officeooo:rsid="019792aa"/>
    </style:style>
    <style:style style:name="T255" style:family="text">
      <style:text-properties style:font-name="Bukyvede" officeooo:rsid="0194d977"/>
    </style:style>
    <style:style style:name="T256" style:family="text">
      <style:text-properties style:font-name="Liberation Serif1" officeooo:rsid="0195cd91"/>
    </style:style>
    <style:style style:name="T257" style:family="text">
      <style:text-properties style:font-name="Bukyvede" officeooo:rsid="019792aa"/>
    </style:style>
    <style:style style:name="T258" style:family="text">
      <style:text-properties style:font-name="Liberation Serif1" officeooo:rsid="0199f306"/>
    </style:style>
    <style:style style:name="T259" style:family="text">
      <style:text-properties style:font-name="Liberation Serif1" officeooo:rsid="01b148c7"/>
    </style:style>
    <style:style style:name="T260" style:family="text">
      <style:text-properties style:font-name="Liberation Serif1" officeooo:rsid="01af5b1b"/>
    </style:style>
    <style:style style:name="T261" style:family="text">
      <style:text-properties style:font-name="Liberation Serif1" officeooo:rsid="01977e4f"/>
    </style:style>
    <style:style style:name="T262" style:family="text">
      <style:text-properties style:font-name="Bukyvede" officeooo:rsid="0195cd91"/>
    </style:style>
    <style:style style:name="T263" style:family="text">
      <style:text-properties style:font-name="Liberation Serif1" officeooo:rsid="019837e1"/>
    </style:style>
    <style:style style:name="T264" style:family="text">
      <style:text-properties style:font-name="Liberation Serif1" fo:font-style="italic" officeooo:rsid="019792aa" style:font-style-asian="italic" style:font-style-complex="italic"/>
    </style:style>
    <style:style style:name="T265" style:family="text">
      <style:text-properties style:font-name="Liberation Serif1" fo:font-style="normal" officeooo:rsid="019792aa" style:font-style-asian="normal" style:font-style-complex="normal"/>
    </style:style>
    <style:style style:name="T266" style:family="text">
      <style:text-properties style:font-name="Liberation Serif1" fo:font-style="normal" officeooo:rsid="026d12e4" style:font-style-asian="normal" style:font-style-complex="normal"/>
    </style:style>
    <style:style style:name="T267" style:family="text">
      <style:text-properties style:font-name="Liberation Serif1" fo:font-style="normal" officeooo:rsid="019bbbe2" style:font-style-asian="normal" style:font-style-complex="normal"/>
    </style:style>
    <style:style style:name="T268" style:family="text">
      <style:text-properties style:font-name="Liberation Serif1" fo:font-style="normal" officeooo:rsid="019837e1" style:font-style-asian="normal" style:font-style-complex="normal"/>
    </style:style>
    <style:style style:name="T269" style:family="text">
      <style:text-properties style:font-name="Liberation Serif1" fo:font-style="normal" officeooo:rsid="01a12e5a" style:font-style-asian="normal" style:font-style-complex="normal"/>
    </style:style>
    <style:style style:name="T270" style:family="text">
      <style:text-properties style:font-name="Liberation Serif1" fo:font-style="normal" officeooo:rsid="01c08e4e" style:font-style-asian="normal" style:font-style-complex="normal"/>
    </style:style>
    <style:style style:name="T271" style:family="text">
      <style:text-properties style:font-name="Liberation Serif1" fo:font-style="normal" officeooo:rsid="019bd78a" style:font-style-asian="normal" style:font-style-complex="normal"/>
    </style:style>
    <style:style style:name="T272" style:family="text">
      <style:text-properties officeooo:rsid="019bd78a"/>
    </style:style>
    <style:style style:name="T273" style:family="text">
      <style:text-properties officeooo:rsid="027d02b6"/>
    </style:style>
    <style:style style:name="T274" style:family="text">
      <style:text-properties style:text-underline-style="solid" style:text-underline-width="auto" style:text-underline-color="font-color" officeooo:rsid="019bd78a"/>
    </style:style>
    <style:style style:name="T275" style:family="text">
      <style:text-properties style:text-underline-style="none" officeooo:rsid="019bd78a"/>
    </style:style>
    <style:style style:name="T276" style:family="text">
      <style:text-properties style:text-underline-style="none" officeooo:rsid="01c188d3"/>
    </style:style>
    <style:style style:name="T277" style:family="text">
      <style:text-properties style:text-underline-style="none" officeooo:rsid="019d9229"/>
    </style:style>
    <style:style style:name="T278" style:family="text">
      <style:text-properties fo:font-style="italic" style:text-underline-style="none" officeooo:rsid="019bd78a" style:font-style-asian="italic" style:font-style-complex="italic"/>
    </style:style>
    <style:style style:name="T279" style:family="text">
      <style:text-properties officeooo:rsid="01ac804c"/>
    </style:style>
    <style:style style:name="T280" style:family="text">
      <style:text-properties fo:font-style="italic" officeooo:rsid="01ac804c" style:font-style-asian="italic" style:font-style-complex="italic"/>
    </style:style>
    <style:style style:name="T281" style:family="text">
      <style:text-properties officeooo:rsid="026d7b22"/>
    </style:style>
    <style:style style:name="T282" style:family="text">
      <style:text-properties officeooo:rsid="01df6160"/>
    </style:style>
    <style:style style:name="T283" style:family="text">
      <style:text-properties officeooo:rsid="026ec80c"/>
    </style:style>
    <style:style style:name="T284" style:family="text">
      <style:text-properties officeooo:rsid="01a1efcc"/>
    </style:style>
    <style:style style:name="T285" style:family="text">
      <style:text-properties fo:font-style="italic" style:font-style-asian="italic" style:font-style-complex="italic"/>
    </style:style>
    <style:style style:name="T286" style:family="text">
      <style:text-properties officeooo:rsid="01baf7d1"/>
    </style:style>
    <style:style style:name="T287" style:family="text">
      <style:text-properties officeooo:rsid="01abd12a"/>
    </style:style>
    <style:style style:name="T288" style:family="text">
      <style:text-properties officeooo:rsid="019fdaeb"/>
    </style:style>
    <style:style style:name="T289" style:family="text">
      <style:text-properties officeooo:rsid="0209b14d"/>
    </style:style>
    <style:style style:name="T290" style:family="text">
      <style:text-properties fo:font-style="italic" officeooo:rsid="019fdaeb" style:font-style-asian="italic" style:font-style-complex="italic"/>
    </style:style>
    <style:style style:name="T291" style:family="text">
      <style:text-properties officeooo:rsid="01a372bb"/>
    </style:style>
    <style:style style:name="T292" style:family="text">
      <style:text-properties style:font-name="Bukyvede" style:text-underline-style="solid" style:text-underline-width="auto" style:text-underline-color="font-color"/>
    </style:style>
    <style:style style:name="T293" style:family="text">
      <style:text-properties style:font-name="Bukyvede"/>
    </style:style>
    <style:style style:name="T294" style:family="text">
      <style:text-properties officeooo:rsid="019e723d"/>
    </style:style>
    <style:style style:name="T295" style:family="text">
      <style:text-properties fo:font-style="italic" officeooo:rsid="019e723d" style:font-style-asian="italic" style:font-style-complex="italic"/>
    </style:style>
    <style:style style:name="T296" style:family="text">
      <style:text-properties officeooo:rsid="01b9000a"/>
    </style:style>
    <style:style style:name="T297" style:family="text">
      <style:text-properties fo:font-style="italic" officeooo:rsid="01b9000a" style:font-style-asian="italic" style:font-style-complex="italic"/>
    </style:style>
    <style:style style:name="T298" style:family="text">
      <style:text-properties officeooo:rsid="01a02dd4"/>
    </style:style>
    <style:style style:name="T299" style:family="text">
      <style:text-properties officeooo:rsid="01a0581b"/>
    </style:style>
    <style:style style:name="T300" style:family="text">
      <style:text-properties officeooo:rsid="01a478ab"/>
    </style:style>
    <style:style style:name="T301" style:family="text">
      <style:text-properties officeooo:rsid="01a5c70f"/>
    </style:style>
    <style:style style:name="T302" style:family="text">
      <style:text-properties style:font-name="Liberation Serif1" officeooo:rsid="009c688a"/>
    </style:style>
    <style:style style:name="T303" style:family="text">
      <style:text-properties style:font-name="Liberation Serif1"/>
    </style:style>
    <style:style style:name="T304" style:family="text">
      <style:text-properties style:font-name="Liberation Serif1" fo:font-size="12pt" style:font-size-asian="12pt" style:font-size-complex="12pt"/>
    </style:style>
    <style:style style:name="T305" style:family="text">
      <style:text-properties style:font-name="Liberation Serif1" officeooo:rsid="0187cee0"/>
    </style:style>
    <style:style style:name="T306" style:family="text">
      <style:text-properties style:font-name="Liberation Serif1" officeooo:rsid="0135bc07"/>
    </style:style>
    <style:style style:name="T307" style:family="text">
      <style:text-properties style:font-name="Liberation Serif1" officeooo:rsid="01771427"/>
    </style:style>
    <style:style style:name="T308" style:family="text">
      <style:text-properties style:font-name="Liberation Serif1" officeooo:rsid="0160260f"/>
    </style:style>
    <style:style style:name="T309" style:family="text">
      <style:text-properties style:font-name="Liberation Serif1" officeooo:rsid="02096cda"/>
    </style:style>
    <style:style style:name="T310" style:family="text">
      <style:text-properties officeooo:rsid="016f96c4"/>
    </style:style>
    <style:style style:name="T311" style:family="text">
      <style:text-properties officeooo:rsid="016dee3f"/>
    </style:style>
    <style:style style:name="T312" style:family="text">
      <style:text-properties style:text-position="super 58%" officeooo:rsid="016dee3f"/>
    </style:style>
    <style:style style:name="T313" style:family="text">
      <style:text-properties style:text-position="0% 100%" officeooo:rsid="016dee3f"/>
    </style:style>
    <style:style style:name="T314" style:family="text">
      <style:text-properties fo:font-style="normal" style:font-style-asian="normal" style:font-style-complex="normal"/>
    </style:style>
    <style:style style:name="T315" style:family="text">
      <style:text-properties fo:font-style="normal" officeooo:rsid="016dee3f" style:font-style-asian="normal" style:font-style-complex="normal"/>
    </style:style>
    <style:style style:name="T316" style:family="text">
      <style:text-properties fo:font-style="normal" officeooo:rsid="01771427" style:font-style-asian="normal" style:font-style-complex="normal"/>
    </style:style>
    <style:style style:name="T317" style:family="text">
      <style:text-properties fo:font-style="normal" officeooo:rsid="01b1fce2" style:font-style-asian="normal" style:font-style-complex="normal"/>
    </style:style>
    <style:style style:name="T318" style:family="text">
      <style:text-properties fo:font-style="italic" officeooo:rsid="016dee3f" style:font-style-asian="italic" style:font-style-complex="italic"/>
    </style:style>
    <style:style style:name="T319" style:family="text">
      <style:text-properties fo:font-style="normal" officeooo:rsid="01b3208c" style:font-style-asian="normal" style:font-style-complex="normal"/>
    </style:style>
    <style:style style:name="T320" style:family="text">
      <style:text-properties fo:font-style="normal" officeooo:rsid="018abf13" style:font-style-asian="normal" style:font-style-complex="normal"/>
    </style:style>
    <style:style style:name="T321" style:family="text">
      <style:text-properties fo:font-family="'Liberation Serif'" style:font-family-generic="roman" fo:font-style="italic" officeooo:rsid="016dee3f" style:font-style-asian="italic" style:font-style-complex="italic"/>
    </style:style>
    <style:style style:name="T322" style:family="text">
      <style:text-properties fo:font-style="normal" officeooo:rsid="016e77ec" style:font-style-asian="normal" style:font-style-complex="normal"/>
    </style:style>
    <style:style style:name="T323" style:family="text">
      <style:text-properties fo:font-style="normal" officeooo:rsid="018b928d" style:font-style-asian="normal" style:font-style-complex="normal"/>
    </style:style>
    <style:style style:name="T324" style:family="text">
      <style:text-properties fo:font-style="italic" officeooo:rsid="016e77ec" style:font-style-asian="italic" style:font-style-complex="italic"/>
    </style:style>
    <style:style style:name="T325" style:family="text">
      <style:text-properties fo:font-style="italic" style:text-underline-style="solid" style:text-underline-width="auto" style:text-underline-color="font-color" officeooo:rsid="016e77ec" style:font-style-asian="italic" style:font-style-complex="italic"/>
    </style:style>
    <style:style style:name="T326" style:family="text">
      <style:text-properties fo:font-family="'Liberation Serif'" style:font-family-generic="roman" fo:font-style="italic" officeooo:rsid="016e77ec" style:font-style-asian="italic" style:font-style-complex="italic"/>
    </style:style>
    <style:style style:name="T327" style:family="text">
      <style:text-properties fo:font-family="'Liberation Serif'" style:font-family-generic="roman" fo:font-style="normal" officeooo:rsid="016e77ec" style:font-style-asian="normal" style:font-style-complex="normal"/>
    </style:style>
    <style:style style:name="T328"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29" style:family="text">
      <style:text-properties fo:font-family="'Liberation Serif'" style:font-family-generic="roman" fo:font-style="normal" officeooo:rsid="01b412d8" style:font-style-asian="normal" style:font-style-complex="normal"/>
    </style:style>
    <style:style style:name="T330" style:family="text">
      <style:text-properties fo:font-family="'Liberation Serif'" style:font-family-generic="roman" fo:font-style="normal" officeooo:rsid="01732ed8" style:font-style-asian="normal" style:font-style-complex="normal"/>
    </style:style>
    <style:style style:name="T331" style:family="text">
      <style:text-properties fo:font-style="normal" officeooo:rsid="018d7f76" style:font-style-asian="normal" style:font-style-complex="normal"/>
    </style:style>
    <style:style style:name="T332" style:family="text">
      <style:text-properties fo:color="#000000" loext:opacity="100%" style:font-name="Liberation Serif1" fo:font-style="normal" officeooo:rsid="01771427" style:font-style-asian="normal" style:font-style-complex="normal"/>
    </style:style>
    <style:style style:name="T333" style:family="text">
      <style:text-properties fo:color="#000000" loext:opacity="100%" style:font-name="Liberation Serif1" fo:font-style="normal" officeooo:rsid="016e77ec" style:font-style-asian="normal" style:font-style-complex="normal"/>
    </style:style>
    <style:style style:name="T334" style:family="text">
      <style:text-properties fo:color="#000000" loext:opacity="100%" style:font-name="Liberation Serif1" fo:font-style="normal" officeooo:rsid="016f96c4" style:font-style-asian="normal" style:font-style-complex="normal"/>
    </style:style>
    <style:style style:name="T335" style:family="text">
      <style:text-properties fo:color="#000000" loext:opacity="100%" style:font-name="Bukyvede" fo:font-style="normal" officeooo:rsid="016e77ec" style:font-style-asian="normal" style:font-style-complex="normal"/>
    </style:style>
    <style:style style:name="T336" style:family="text">
      <style:text-properties fo:color="#000000" loext:opacity="100%" style:font-name="Liberation Serif1" fo:font-style="normal" officeooo:rsid="0170e69f" style:font-style-asian="normal" style:font-style-complex="normal"/>
    </style:style>
    <style:style style:name="T337" style:family="text">
      <style:text-properties fo:color="#000000" loext:opacity="100%" style:font-name="Bukyvede" fo:font-style="normal" officeooo:rsid="0170e69f" style:font-style-asian="normal" style:font-style-complex="normal"/>
    </style:style>
    <style:style style:name="T33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9" style:family="text">
      <style:text-properties fo:color="#000000" loext:opacity="100%" style:font-name="Liberation Serif1" fo:font-style="normal" officeooo:rsid="0171be65" style:font-style-asian="normal" style:font-style-complex="normal"/>
    </style:style>
    <style:style style:name="T340" style:family="text">
      <style:text-properties fo:color="#000000" loext:opacity="100%" style:font-name="Liberation Serif1" fo:font-style="normal" officeooo:rsid="01754fc8" style:font-style-asian="normal" style:font-style-complex="normal"/>
    </style:style>
    <style:style style:name="T341" style:family="text">
      <style:text-properties fo:color="#000000" loext:opacity="100%" style:font-name="Bukyvede" fo:font-style="normal" style:text-underline-style="none" officeooo:rsid="01771427" style:font-style-asian="normal" style:font-style-complex="normal"/>
    </style:style>
    <style:style style:name="T342" style:family="text">
      <style:text-properties fo:color="#000000" loext:opacity="100%" style:font-name="Bukyvede" fo:font-style="normal" officeooo:rsid="01771427" style:font-style-asian="normal" style:font-style-complex="normal"/>
    </style:style>
    <style:style style:name="T343"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44" style:family="text">
      <style:text-properties fo:color="#bf0041" loext:opacity="100%" style:font-name="Liberation Serif1" fo:font-style="normal" officeooo:rsid="01d98b71" style:font-style-asian="normal" style:font-style-complex="normal"/>
    </style:style>
    <style:style style:name="T345" style:family="text">
      <style:text-properties fo:color="#000000" loext:opacity="100%" style:font-name="Liberation Serif1" fo:font-style="normal" officeooo:rsid="0179ae22" style:font-style-asian="normal" style:font-style-complex="normal"/>
    </style:style>
    <style:style style:name="T346" style:family="text">
      <style:text-properties officeooo:rsid="017f734c"/>
    </style:style>
    <style:style style:name="T347" style:family="text">
      <style:text-properties officeooo:rsid="017e47da"/>
    </style:style>
    <style:style style:name="T348" style:family="text">
      <style:text-properties officeooo:rsid="019125e7"/>
    </style:style>
    <style:style style:name="T349" style:family="text">
      <style:text-properties officeooo:rsid="0180616b"/>
    </style:style>
    <style:style style:name="T350" style:family="text">
      <style:text-properties officeooo:rsid="01930b95"/>
    </style:style>
    <style:style style:name="T351" style:family="text">
      <style:text-properties style:font-name="Bookerly" fo:font-size="10pt" officeooo:rsid="00b0d7b5" style:font-size-asian="10pt" style:font-size-complex="10pt"/>
    </style:style>
    <style:style style:name="T352" style:family="text">
      <style:text-properties style:font-name="Bookerly" fo:font-size="10pt" officeooo:rsid="017f734c" style:font-size-asian="10pt" style:font-size-complex="10pt"/>
    </style:style>
    <style:style style:name="T353" style:family="text">
      <style:text-properties style:font-name="Liberation Serif1" fo:font-size="10pt" officeooo:rsid="017f734c" style:font-size-asian="10pt" style:font-size-complex="10pt"/>
    </style:style>
    <style:style style:name="T354" style:family="text">
      <style:text-properties officeooo:rsid="02f961e0"/>
    </style:style>
    <style:style style:name="T355" style:family="text">
      <style:text-properties style:text-position="super 58%"/>
    </style:style>
    <style:style style:name="T356" style:family="text">
      <style:text-properties officeooo:rsid="0270be1f"/>
    </style:style>
    <style:style style:name="T357" style:family="text">
      <style:text-properties style:font-name="Bukyvede" officeooo:rsid="0270be1f"/>
    </style:style>
    <style:style style:name="T358" style:family="text">
      <style:text-properties officeooo:rsid="02725277"/>
    </style:style>
    <style:style style:name="T359" style:family="text">
      <style:text-properties style:text-position="super 58%" officeooo:rsid="02725277"/>
    </style:style>
    <style:style style:name="T360" style:family="text">
      <style:text-properties style:font-name="Bukyvede" officeooo:rsid="02725277"/>
    </style:style>
    <style:style style:name="T361" style:family="text">
      <style:text-properties style:font-name="Bukyvede" officeooo:rsid="0272ddba"/>
    </style:style>
    <style:style style:name="T362" style:family="text">
      <style:text-properties style:font-name="Liberation Serif1" officeooo:rsid="0272ddba"/>
    </style:style>
    <style:style style:name="T363" style:family="text">
      <style:text-properties style:font-name="Liberation Serif1" officeooo:rsid="02725277"/>
    </style:style>
    <style:style style:name="T364" style:family="text">
      <style:text-properties style:font-name="Liberation Serif1" officeooo:rsid="02755d66"/>
    </style:style>
    <style:style style:name="T365" style:family="text">
      <style:text-properties officeooo:rsid="0272d3d8"/>
    </style:style>
    <style:style style:name="T366" style:family="text">
      <style:text-properties officeooo:rsid="0272ddba"/>
    </style:style>
    <style:style style:name="T367" style:family="text">
      <style:text-properties fo:font-style="italic" officeooo:rsid="02725277" style:font-style-asian="italic" style:font-style-complex="italic"/>
    </style:style>
    <style:style style:name="T368" style:family="text">
      <style:text-properties officeooo:rsid="0273718d"/>
    </style:style>
    <style:style style:name="T369" style:family="text">
      <style:text-properties officeooo:rsid="0278f058"/>
    </style:style>
    <style:style style:name="T370" style:family="text">
      <style:text-properties officeooo:rsid="0276f2d7"/>
    </style:style>
    <style:style style:name="T371" style:family="text">
      <style:text-properties fo:font-family="'Liberation Serif'" style:font-family-generic="roman" officeooo:rsid="0273718d"/>
    </style:style>
    <style:style style:name="T372" style:family="text">
      <style:text-properties style:font-name="Liberation Serif1" officeooo:rsid="0273718d"/>
    </style:style>
    <style:style style:name="T373" style:family="text">
      <style:text-properties fo:font-family="'Liberation Serif'" style:font-family-generic="roman" officeooo:rsid="027bc112"/>
    </style:style>
    <style:style style:name="T374" style:family="text">
      <style:text-properties style:text-position="super 58%" style:font-name="Liberation Serif1" officeooo:rsid="0273718d"/>
    </style:style>
    <style:style style:name="T375" style:family="text">
      <style:text-properties fo:color="#000000" loext:opacity="100%" style:font-name="Liberation Serif1" style:text-underline-style="solid" style:text-underline-width="auto" style:text-underline-color="#ff0000" officeooo:rsid="0273718d"/>
    </style:style>
    <style:style style:name="T376" style:family="text">
      <style:text-properties fo:color="#000000" loext:opacity="100%" fo:font-family="'Liberation Serif'" style:font-family-generic="roman" style:text-underline-style="solid" style:text-underline-width="auto" style:text-underline-color="#ff0000" officeooo:rsid="027bc112"/>
    </style:style>
    <style:style style:name="T377" style:family="text">
      <style:text-properties fo:color="#000000" loext:opacity="100%" fo:font-family="'Liberation Serif'" style:font-family-generic="roman" style:text-underline-style="solid" style:text-underline-width="auto" style:text-underline-color="#ff0000" officeooo:rsid="0273718d"/>
    </style:style>
    <style:style style:name="T378" style:family="text">
      <style:text-properties fo:color="#000000" loext:opacity="100%" style:font-name="Liberation Serif1" style:text-underline-style="none" officeooo:rsid="0273718d"/>
    </style:style>
    <style:style style:name="T379" style:family="text">
      <style:text-properties fo:color="#000000" loext:opacity="100%" style:font-name="Liberation Serif1" style:text-underline-style="none" officeooo:rsid="02755d66"/>
    </style:style>
    <style:style style:name="T380" style:family="text">
      <style:text-properties fo:color="#000000" loext:opacity="100%" style:font-name="Liberation Serif1" style:text-underline-style="none" officeooo:rsid="02c57b9d"/>
    </style:style>
    <style:style style:name="T381" style:family="text">
      <style:text-properties fo:color="#000000" loext:opacity="100%" style:font-name="Liberation Serif1" style:text-underline-style="none" officeooo:rsid="02c8f684"/>
    </style:style>
    <style:style style:name="T382" style:family="text">
      <style:text-properties fo:color="#000000" loext:opacity="100%" style:font-name="Liberation Serif1" style:text-underline-style="none" officeooo:rsid="02757d4c"/>
    </style:style>
    <style:style style:name="T383" style:family="text">
      <style:text-properties fo:color="#000000" loext:opacity="100%" style:font-name="Liberation Serif1" style:text-underline-style="none" officeooo:rsid="02781fc5"/>
    </style:style>
    <style:style style:name="T384" style:family="text">
      <style:text-properties officeooo:rsid="02892f84"/>
    </style:style>
    <style:style style:name="T385" style:family="text">
      <style:text-properties officeooo:rsid="01ca3e5f"/>
    </style:style>
    <style:style style:name="T386" style:family="text">
      <style:text-properties officeooo:rsid="02609662"/>
    </style:style>
    <style:style style:name="T387" style:family="text">
      <style:text-properties officeooo:rsid="0261f19c"/>
    </style:style>
    <style:style style:name="T388" style:family="text">
      <style:text-properties officeooo:rsid="02092c19"/>
    </style:style>
    <style:style style:name="T389" style:family="text">
      <style:text-properties officeooo:rsid="0208edf7"/>
    </style:style>
    <style:style style:name="T390" style:family="text">
      <style:text-properties officeooo:rsid="01ceccad"/>
    </style:style>
    <style:style style:name="T391" style:family="text">
      <style:text-properties officeooo:rsid="01f852e5"/>
    </style:style>
    <style:style style:name="T392" style:family="text">
      <style:text-properties style:font-name="Bookerly" fo:font-size="11pt" officeooo:rsid="01f852e5" style:font-size-asian="11pt" style:font-size-complex="11pt"/>
    </style:style>
    <style:style style:name="T393" style:family="text">
      <style:text-properties officeooo:rsid="02455cfe"/>
    </style:style>
    <style:style style:name="T394" style:family="text">
      <style:text-properties officeooo:rsid="01cf3e5d"/>
    </style:style>
    <style:style style:name="T395" style:family="text">
      <style:text-properties officeooo:rsid="01d00e16"/>
    </style:style>
    <style:style style:name="T396" style:family="text">
      <style:text-properties officeooo:rsid="023c6746"/>
    </style:style>
    <style:style style:name="T397" style:family="text">
      <style:text-properties officeooo:rsid="023d85b1"/>
    </style:style>
    <style:style style:name="T398" style:family="text">
      <style:text-properties officeooo:rsid="02302c08"/>
    </style:style>
    <style:style style:name="T399" style:family="text">
      <style:text-properties officeooo:rsid="020ce2ce"/>
    </style:style>
    <style:style style:name="T400"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401"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2ab67" style:text-blinking="false" fo:background-color="transparent" loext:char-shading-value="0"/>
    </style:style>
    <style:style style:name="T402"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3bec0" style:text-blinking="false" fo:background-color="transparent" loext:char-shading-value="0"/>
    </style:style>
    <style:style style:name="T403"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56574" style:text-blinking="false" fo:background-color="transparent" loext:char-shading-value="0"/>
    </style:style>
    <style:style style:name="T404"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405"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406" style:family="text">
      <style:text-properties officeooo:rsid="0292548e"/>
    </style:style>
    <style:style style:name="T407" style:family="text">
      <style:text-properties officeooo:rsid="01f054f0"/>
    </style:style>
    <style:style style:name="T408" style:family="text">
      <style:text-properties officeooo:rsid="01ea7145"/>
    </style:style>
    <style:style style:name="T409" style:family="text">
      <style:text-properties officeooo:rsid="01ecc85c"/>
    </style:style>
    <style:style style:name="T410" style:family="text">
      <style:text-properties officeooo:rsid="01e97d9f"/>
    </style:style>
    <style:style style:name="T411" style:family="text">
      <style:text-properties style:font-name="Bukyvede" officeooo:rsid="01e97d9f"/>
    </style:style>
    <style:style style:name="T412" style:family="text">
      <style:text-properties style:font-name="Liberation Serif1" officeooo:rsid="01e97d9f"/>
    </style:style>
    <style:style style:name="T413" style:family="text">
      <style:text-properties style:font-name="Liberation Serif1" officeooo:rsid="01ea7145"/>
    </style:style>
    <style:style style:name="T414" style:family="text">
      <style:text-properties officeooo:rsid="01eb2bbb"/>
    </style:style>
    <style:style style:name="T415" style:family="text">
      <style:text-properties officeooo:rsid="021889f4"/>
    </style:style>
    <style:style style:name="T416" style:family="text">
      <style:text-properties officeooo:rsid="0233966d"/>
    </style:style>
    <style:style style:name="T417" style:family="text">
      <style:text-properties officeooo:rsid="0219dae1"/>
    </style:style>
    <style:style style:name="T418" style:family="text">
      <style:text-properties officeooo:rsid="021fb9a5"/>
    </style:style>
    <style:style style:name="T419" style:family="text">
      <style:text-properties officeooo:rsid="021ff84d"/>
    </style:style>
    <style:style style:name="T420" style:family="text">
      <style:text-properties officeooo:rsid="0229178f"/>
    </style:style>
    <style:style style:name="T421" style:family="text">
      <style:text-properties officeooo:rsid="021aee08"/>
    </style:style>
    <style:style style:name="T422" style:family="text">
      <style:text-properties officeooo:rsid="021b7b4e"/>
    </style:style>
    <style:style style:name="T423" style:family="text">
      <style:text-properties officeooo:rsid="021c46e2"/>
    </style:style>
    <style:style style:name="T424" style:family="text">
      <style:text-properties officeooo:rsid="03085e76"/>
    </style:style>
    <style:style style:name="T425" style:family="text">
      <style:text-properties officeooo:rsid="0309e13e"/>
    </style:style>
    <style:style style:name="T426" style:family="text">
      <style:text-properties officeooo:rsid="01f25462"/>
    </style:style>
    <style:style style:name="T427" style:family="text">
      <style:text-properties officeooo:rsid="02126660"/>
    </style:style>
    <style:style style:name="T428" style:family="text">
      <style:text-properties officeooo:rsid="01ee9806"/>
    </style:style>
    <style:style style:name="T429" style:family="text">
      <style:text-properties style:font-name="Bukyvede" officeooo:rsid="01f25462"/>
    </style:style>
    <style:style style:name="T430" style:family="text">
      <style:text-properties fo:font-style="italic" officeooo:rsid="01f25462" style:font-style-asian="italic" style:font-style-complex="italic"/>
    </style:style>
    <style:style style:name="T431" style:family="text">
      <style:text-properties officeooo:rsid="01f5fdc9"/>
    </style:style>
    <style:style style:name="T432" style:family="text">
      <style:text-properties officeooo:rsid="01f2905d"/>
    </style:style>
    <style:style style:name="T433" style:family="text">
      <style:text-properties fo:font-family="'Menaion Medieval'" style:font-pitch="variable" officeooo:rsid="01f2905d"/>
    </style:style>
    <style:style style:name="T434" style:family="text">
      <style:text-properties style:font-name="Liberation Serif1" officeooo:rsid="01f2905d"/>
    </style:style>
    <style:style style:name="T435" style:family="text">
      <style:text-properties style:font-name="Liberation Serif1" officeooo:rsid="01f40933"/>
    </style:style>
    <style:style style:name="T436" style:family="text">
      <style:text-properties style:font-name="Liberation Serif1" officeooo:rsid="01f5fdc9"/>
    </style:style>
    <style:style style:name="T437" style:family="text">
      <style:text-properties officeooo:rsid="02d0b4c6"/>
    </style:style>
    <style:style style:name="T438" style:family="text">
      <style:text-properties officeooo:rsid="02f84bd2"/>
    </style:style>
    <style:style style:name="T439" style:family="text">
      <style:text-properties officeooo:rsid="0316955a"/>
    </style:style>
    <style:style style:name="T440" style:family="text">
      <style:text-properties officeooo:rsid="030eedc6"/>
    </style:style>
    <style:style style:name="T441" style:family="text">
      <style:text-properties officeooo:rsid="0312de70"/>
    </style:style>
    <style:style style:name="T442" style:family="text">
      <style:text-properties officeooo:rsid="03113a40"/>
    </style:style>
    <style:style style:name="T443" style:family="text">
      <style:text-properties style:font-name="Bukyvede" officeooo:rsid="0312de70"/>
    </style:style>
    <style:style style:name="T444" style:family="text">
      <style:text-properties style:font-name="Bukyvede" style:text-underline-style="solid" style:text-underline-width="auto" style:text-underline-color="font-color" officeooo:rsid="0312de70"/>
    </style:style>
    <style:style style:name="T445" style:family="text">
      <style:text-properties style:font-name="Liberation Serif1" officeooo:rsid="0316955a"/>
    </style:style>
    <style:style style:name="T446" style:family="text">
      <style:text-properties style:font-name="Bukyvede" officeooo:rsid="0316955a"/>
    </style:style>
    <style:style style:name="T447" style:family="text">
      <style:text-properties officeooo:rsid="0318d78d"/>
    </style:style>
    <style:style style:name="T448" style:family="text">
      <style:text-properties style:font-name="Bukyvede" officeooo:rsid="0318d78d"/>
    </style:style>
    <style:style style:name="T449" style:family="text">
      <style:text-properties style:font-name="Bukyvede" style:text-underline-style="solid" style:text-underline-width="auto" style:text-underline-color="font-color" officeooo:rsid="0318d78d"/>
    </style:style>
    <style:style style:name="T450" style:family="text">
      <style:text-properties fo:font-variant="normal" fo:text-transform="none" fo:color="#000000" loext:opacity="100%" style:text-line-through-style="none" style:text-line-through-type="none" style:font-name="Liberation Serif1"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1" style:family="text">
      <style:text-properties fo:font-variant="normal" fo:text-transform="none" fo:color="#000000" loext:opacity="100%" style:text-line-through-style="none" style:text-line-through-type="none" style:font-name="Liberation Serif1"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2" style:family="text">
      <style:text-properties officeooo:rsid="03177049"/>
    </style:style>
    <style:style style:name="T453" style:family="text">
      <style:text-properties style:font-name="Bukyvede" officeooo:rsid="0314a744"/>
    </style:style>
    <style:style style:name="T454" style:family="text">
      <style:text-properties style:font-name="Bukyvede" style:text-underline-style="solid" style:text-underline-width="auto" style:text-underline-color="font-color" officeooo:rsid="0314a744"/>
    </style:style>
    <style:style style:name="T455" style:family="text">
      <style:text-properties style:font-name="Liberation Serif1" officeooo:rsid="03177049"/>
    </style:style>
    <style:style style:name="T456" style:family="text">
      <style:text-properties style:font-name="Bukyvede" officeooo:rsid="03177049"/>
    </style:style>
    <style:style style:name="T457" style:family="text">
      <style:text-properties officeooo:rsid="031813ce"/>
    </style:style>
    <style:style style:name="T458" style:family="text">
      <style:text-properties officeooo:rsid="031a04c3"/>
    </style:style>
    <style:style style:name="T459" style:family="text">
      <style:text-properties officeooo:rsid="031a6fe6"/>
    </style:style>
    <style:style style:name="T460" style:family="text">
      <style:text-properties officeooo:rsid="031a25ca"/>
    </style:style>
    <style:style style:name="T461" style:family="text">
      <style:text-properties officeooo:rsid="030f2bb8"/>
    </style:style>
    <style:style style:name="T462" style:family="text">
      <style:text-properties officeooo:rsid="02d21469"/>
    </style:style>
    <style:style style:name="T463" style:family="text">
      <style:text-properties officeooo:rsid="0237b8eb"/>
    </style:style>
    <style:style style:name="T464" style:family="text">
      <style:text-properties officeooo:rsid="022a7eaa"/>
    </style:style>
    <style:style style:name="T465" style:family="text">
      <style:text-properties officeooo:rsid="023832c8"/>
    </style:style>
    <style:style style:name="T466" style:family="text">
      <style:text-properties fo:font-style="italic" style:text-underline-style="solid" style:text-underline-width="auto" style:text-underline-color="font-color" style:font-style-asian="italic" style:font-style-complex="italic"/>
    </style:style>
    <style:style style:name="T467" style:family="text">
      <style:text-properties officeooo:rsid="02a64369"/>
    </style:style>
    <style:style style:name="T468" style:family="text">
      <style:text-properties officeooo:rsid="022b7e0d"/>
    </style:style>
    <style:style style:name="T469" style:family="text">
      <style:text-properties fo:font-style="italic" officeooo:rsid="022b7e0d" style:font-style-asian="italic" style:font-style-complex="italic"/>
    </style:style>
    <style:style style:name="T470" style:family="text">
      <style:text-properties style:font-name="Bukyvede" fo:letter-spacing="normal" style:font-size-asian="12pt" style:font-size-complex="12pt"/>
    </style:style>
    <style:style style:name="T471" style:family="text">
      <style:text-properties style:font-name="Liberation Serif1" fo:letter-spacing="normal" style:font-size-asian="12pt" style:font-size-complex="12pt"/>
    </style:style>
    <style:style style:name="T472" style:family="text">
      <style:text-properties style:font-name="Liberation Serif1" fo:letter-spacing="normal" fo:font-style="italic" style:font-size-asian="12pt" style:font-style-asian="italic" style:font-size-complex="12pt" style:font-style-complex="italic"/>
    </style:style>
    <style:style style:name="T473" style:family="text">
      <style:text-properties style:font-name="Liberation Serif1" fo:letter-spacing="normal" officeooo:rsid="0294b6fe" style:font-size-asian="12pt" style:font-size-complex="12pt"/>
    </style:style>
    <style:style style:name="T474" style:family="text">
      <style:text-properties style:font-name="Liberation Serif1" fo:letter-spacing="normal" officeooo:rsid="02c31a3e" style:font-size-asian="12pt" style:font-size-complex="12pt"/>
    </style:style>
    <style:style style:name="T475" style:family="text">
      <style:text-properties officeooo:rsid="030265ab"/>
    </style:style>
    <style:style style:name="T476" style:family="text">
      <style:text-properties officeooo:rsid="02ff8620"/>
    </style:style>
    <style:style style:name="T477" style:family="text">
      <style:text-properties officeooo:rsid="03041ece"/>
    </style:style>
    <style:style style:name="T478" style:family="text">
      <style:text-properties officeooo:rsid="0300a062"/>
    </style:style>
    <style:style style:name="T479" style:family="text">
      <style:text-properties officeooo:rsid="030646db"/>
    </style:style>
    <style:style style:name="T480" style:family="text">
      <style:text-properties style:font-name="Liberation Serif1" fo:letter-spacing="normal" officeooo:rsid="02f9af10" style:font-size-asian="12pt" style:font-size-complex="12pt"/>
    </style:style>
    <style:style style:name="T481" style:family="text">
      <style:text-properties style:font-name="Liberation Serif1" fo:letter-spacing="normal" officeooo:rsid="02962747" style:font-size-asian="12pt" style:font-size-complex="12pt"/>
    </style:style>
    <style:style style:name="T482" style:family="text">
      <style:text-properties style:font-name="Bukyvede" fo:letter-spacing="normal" officeooo:rsid="02962747" style:font-size-asian="12pt" style:font-size-complex="12pt"/>
    </style:style>
    <style:style style:name="T483" style:family="text">
      <style:text-properties style:font-name="Liberation Serif1" fo:letter-spacing="normal" officeooo:rsid="02a64369" style:font-size-asian="12pt" style:font-size-complex="12pt"/>
    </style:style>
    <style:style style:name="T484" style:family="text">
      <style:text-properties style:font-name="Liberation Serif1" fo:letter-spacing="normal" fo:font-style="italic" officeooo:rsid="02a64369" style:font-size-asian="12pt" style:font-style-asian="italic" style:font-size-complex="12pt" style:font-style-complex="italic"/>
    </style:style>
    <style:style style:name="T485" style:family="text">
      <style:text-properties style:font-name="Liberation Serif1" fo:letter-spacing="normal" officeooo:rsid="02c1ff47" style:font-size-asian="12pt" style:font-size-complex="12pt"/>
    </style:style>
    <style:style style:name="T486" style:family="text">
      <style:text-properties style:font-name="Liberation Serif1" fo:letter-spacing="normal" officeooo:rsid="02c31559" style:font-size-asian="12pt" style:font-size-complex="12pt"/>
    </style:style>
    <style:style style:name="T487" style:family="text">
      <style:text-properties style:font-name="Liberation Serif1" fo:letter-spacing="normal" officeooo:rsid="02c43dcd" style:font-size-asian="12pt" style:font-size-complex="12pt"/>
    </style:style>
    <style:style style:name="T488" style:family="text">
      <style:text-properties style:font-name="Bukyvede" fo:letter-spacing="normal" officeooo:rsid="02c43dcd" style:font-size-asian="12pt" style:font-size-complex="12pt"/>
    </style:style>
    <style:style style:name="T489" style:family="text">
      <style:text-properties style:font-name="Bukyvede" fo:letter-spacing="normal" officeooo:rsid="02f9af10" style:font-size-asian="12pt" style:font-size-complex="12pt"/>
    </style:style>
    <style:style style:name="T490" style:family="text">
      <style:text-properties officeooo:rsid="022c7532"/>
    </style:style>
    <style:style style:name="T491" style:family="text">
      <style:text-properties officeooo:rsid="022c9ba3"/>
    </style:style>
    <style:style style:name="T492" style:family="text">
      <style:text-properties officeooo:rsid="027a1823"/>
    </style:style>
    <style:style style:name="T493" style:family="text">
      <style:text-properties fo:font-style="italic" officeooo:rsid="022c9ba3" style:font-style-asian="italic" style:font-style-complex="italic"/>
    </style:style>
    <style:style style:name="T494" style:family="text">
      <style:text-properties fo:font-style="italic" officeooo:rsid="028a8154" style:font-style-asian="normal" style:font-style-complex="normal"/>
    </style:style>
    <style:style style:name="T495" style:family="text">
      <style:text-properties officeooo:rsid="028e446b" style:font-style-asian="normal" style:font-style-complex="normal"/>
    </style:style>
    <style:style style:name="T496" style:family="text">
      <style:text-properties officeooo:rsid="028a8154" style:font-style-asian="normal" style:font-style-complex="normal"/>
    </style:style>
    <style:style style:name="T497" style:family="text">
      <style:text-properties officeooo:rsid="028ba0f0" style:font-style-asian="normal" style:font-style-complex="normal"/>
    </style:style>
    <style:style style:name="T498" style:family="text">
      <style:text-properties officeooo:rsid="028bca4d" style:font-style-asian="normal" style:font-style-complex="normal"/>
    </style:style>
    <style:style style:name="T499" style:family="text">
      <style:text-properties style:font-name="Bukyvede" officeooo:rsid="028e446b" style:font-style-asian="normal" style:font-style-complex="normal"/>
    </style:style>
    <style:style style:name="T500" style:family="text">
      <style:text-properties style:font-name="Liberation Serif1" officeooo:rsid="028e446b" style:font-style-asian="normal" style:font-style-complex="normal"/>
    </style:style>
    <style:style style:name="T501" style:family="text">
      <style:text-properties style:font-name="Liberation Serif1" officeooo:rsid="028a8154" style:font-style-asian="normal" style:font-style-complex="normal"/>
    </style:style>
    <style:style style:name="T502" style:family="text">
      <style:text-properties style:font-name="Liberation Serif1" officeooo:rsid="02c015eb" style:font-style-asian="normal" style:font-style-complex="normal"/>
    </style:style>
    <style:style style:name="T503" style:family="text">
      <style:text-properties officeooo:rsid="0239edc6"/>
    </style:style>
    <style:style style:name="T504" style:family="text">
      <style:text-properties style:font-name="Bukyvede" officeooo:rsid="02afcd6a"/>
    </style:style>
    <style:style style:name="T505" style:family="text">
      <style:text-properties officeooo:rsid="02e948ac"/>
    </style:style>
    <style:style style:name="T506" style:family="text">
      <style:text-properties officeooo:rsid="02ef9799"/>
    </style:style>
    <style:style style:name="T507" style:family="text">
      <style:text-properties officeooo:rsid="02be2f20"/>
    </style:style>
    <style:style style:name="T508" style:family="text">
      <style:text-properties officeooo:rsid="02e49caf"/>
    </style:style>
    <style:style style:name="T509" style:family="text">
      <style:text-properties style:text-position="super 58%" officeooo:rsid="02e49caf"/>
    </style:style>
    <style:style style:name="T510" style:family="text">
      <style:text-properties style:font-name="Bukyvede" style:text-underline-style="solid" style:text-underline-width="auto" style:text-underline-color="font-color" officeooo:rsid="02e49caf"/>
    </style:style>
    <style:style style:name="T511" style:family="text">
      <style:text-properties style:font-name="Bukyvede" officeooo:rsid="02e49caf"/>
    </style:style>
    <style:style style:name="T512" style:family="text">
      <style:text-properties style:text-underline-style="solid" style:text-underline-width="auto" style:text-underline-color="font-color" officeooo:rsid="02e49caf"/>
    </style:style>
    <style:style style:name="T513" style:family="text">
      <style:text-properties officeooo:rsid="02e61f5d"/>
    </style:style>
    <style:style style:name="T514" style:family="text">
      <style:text-properties style:text-underline-style="solid" style:text-underline-width="auto" style:text-underline-color="font-color" officeooo:rsid="02e61f5d"/>
    </style:style>
    <style:style style:name="T515" style:family="text">
      <style:text-properties officeooo:rsid="02ed8af9"/>
    </style:style>
    <style:style style:name="T516" style:family="text">
      <style:text-properties style:font-name="Bukyvede" officeooo:rsid="02b82944"/>
    </style:style>
    <style:style style:name="T517" style:family="text">
      <style:text-properties officeooo:rsid="02b8e7f5"/>
    </style:style>
    <style:style style:name="T518" style:family="text">
      <style:text-properties officeooo:rsid="02b82944"/>
    </style:style>
    <style:style style:name="T519" style:family="text">
      <style:text-properties officeooo:rsid="02ba8950"/>
    </style:style>
    <style:style style:name="T520" style:family="text">
      <style:text-properties officeooo:rsid="02afcd6a"/>
    </style:style>
    <style:style style:name="T521" style:family="text">
      <style:text-properties officeooo:rsid="02eb7d68"/>
    </style:style>
    <style:style style:name="T522" style:family="text">
      <style:text-properties officeooo:rsid="02b0c3f9"/>
    </style:style>
    <style:style style:name="T523" style:family="text">
      <style:text-properties officeooo:rsid="02d7cd40"/>
    </style:style>
    <style:style style:name="T524" style:family="text">
      <style:text-properties officeooo:rsid="02b4364c"/>
    </style:style>
    <style:style style:name="T525" style:family="text">
      <style:text-properties officeooo:rsid="02d56d08"/>
    </style:style>
    <style:style style:name="T526" style:family="text">
      <style:text-properties officeooo:rsid="02d928b5"/>
    </style:style>
    <style:style style:name="T527" style:family="text">
      <style:text-properties fo:font-style="italic" officeooo:rsid="02b26e28" style:font-style-asian="italic" style:font-style-complex="italic"/>
    </style:style>
    <style:style style:name="T528" style:family="text">
      <style:text-properties officeooo:rsid="02b0c3f9" style:font-style-asian="normal" style:font-style-complex="normal"/>
    </style:style>
    <style:style style:name="T529" style:family="text">
      <style:text-properties officeooo:rsid="02b22e1f" style:font-style-asian="normal" style:font-style-complex="normal"/>
    </style:style>
    <style:style style:name="T530" style:family="text">
      <style:text-properties style:font-style-asian="normal" style:font-style-complex="normal"/>
    </style:style>
    <style:style style:name="T531" style:family="text">
      <style:text-properties style:font-name="Bukyvede" style:font-style-asian="normal" style:font-style-complex="normal"/>
    </style:style>
    <style:style style:name="T532" style:family="text">
      <style:text-properties style:font-name="Bukyvede" officeooo:rsid="02b22e1f" style:font-style-asian="normal" style:font-style-complex="normal"/>
    </style:style>
    <style:style style:name="T533" style:family="text">
      <style:text-properties style:font-name="Liberation Serif1" officeooo:rsid="02b22e1f" style:font-style-asian="normal" style:font-style-complex="normal"/>
    </style:style>
    <style:style style:name="T534" style:family="text">
      <style:text-properties style:font-name="Liberation Serif1" officeooo:rsid="02d6ba4c" style:font-style-asian="normal" style:font-style-complex="normal"/>
    </style:style>
    <style:style style:name="T535" style:family="text">
      <style:text-properties style:font-name="Bukyvede" officeooo:rsid="02b24c55" style:font-style-asian="normal" style:font-style-complex="normal"/>
    </style:style>
    <style:style style:name="T536" style:family="text">
      <style:text-properties style:font-name="Liberation Serif1" officeooo:rsid="02b24c55" style:font-style-asian="normal" style:font-style-complex="normal"/>
    </style:style>
    <style:style style:name="T537" style:family="text">
      <style:text-properties style:font-name="Liberation Serif1" officeooo:rsid="02da17ac" style:font-style-asian="normal" style:font-style-complex="normal"/>
    </style:style>
    <style:style style:name="T538" style:family="text">
      <style:text-properties style:font-name="Liberation Serif1" officeooo:rsid="02dbf527" style:font-style-asian="normal" style:font-style-complex="normal"/>
    </style:style>
    <style:style style:name="T539" style:family="text">
      <style:text-properties style:font-name="Liberation Serif1" officeooo:rsid="02dda692" style:font-style-asian="normal" style:font-style-complex="normal"/>
    </style:style>
    <style:style style:name="T540" style:family="text">
      <style:text-properties style:font-name="Liberation Serif1" fo:font-style="italic" officeooo:rsid="02dda692" style:font-style-asian="italic" style:font-style-complex="italic"/>
    </style:style>
    <style:style style:name="T541" style:family="text">
      <style:text-properties style:font-name="Bukyvede" officeooo:rsid="02dbf527" style:font-style-asian="normal" style:font-style-complex="normal"/>
    </style:style>
    <style:style style:name="T542" style:family="text">
      <style:text-properties style:font-name="Liberation Serif1" style:font-style-asian="normal" style:font-style-complex="normal"/>
    </style:style>
    <style:style style:name="T543" style:family="text">
      <style:text-properties officeooo:rsid="02dda692"/>
    </style:style>
    <style:style style:name="T544" style:family="text">
      <style:text-properties officeooo:rsid="02dfa4b6"/>
    </style:style>
    <style:style style:name="T545" style:family="text">
      <style:text-properties officeooo:rsid="02e9fca8"/>
    </style:style>
    <style:style style:name="T546" style:family="text">
      <style:text-properties style:font-name="Liberation Serif1" officeooo:rsid="02e10bd7" style:font-style-asian="normal" style:font-style-complex="normal"/>
    </style:style>
    <style:style style:name="T547" style:family="text">
      <style:text-properties style:font-name="Liberation Serif1" officeooo:rsid="02e2b251" style:font-style-asian="normal" style:font-style-complex="normal"/>
    </style:style>
    <style:style style:name="T548" style:family="text">
      <style:text-properties style:font-name="Liberation Serif1" officeooo:rsid="02e14a64" style:font-style-asian="normal" style:font-style-complex="normal"/>
    </style:style>
    <style:style style:name="T549" style:family="text">
      <style:text-properties style:font-name="Liberation Serif1" fo:font-style="italic" officeooo:rsid="02e10bd7" style:font-style-asian="italic" style:font-style-complex="italic"/>
    </style:style>
    <style:style style:name="T550" style:family="text">
      <style:text-properties style:font-name="Liberation Serif1" officeooo:rsid="02f36433" style:font-style-asian="normal" style:font-style-complex="normal"/>
    </style:style>
    <style:style style:name="T551" style:family="text">
      <style:text-properties style:font-name="Liberation Serif1" officeooo:rsid="02f534f0" style:font-style-asian="normal" style:font-style-complex="normal"/>
    </style:style>
    <style:style style:name="T552" style:family="text">
      <style:text-properties officeooo:rsid="02bef59e"/>
    </style:style>
    <style:style style:name="T553" style:family="text">
      <style:text-properties officeooo:rsid="023af568"/>
    </style:style>
    <style:style style:name="T554" style:family="text">
      <style:text-properties officeooo:rsid="01b5ab1a"/>
    </style:style>
    <style:style style:name="T555" style:family="text">
      <style:text-properties style:text-underline-style="none" fo:font-weight="normal" officeooo:rsid="0052d06c" style:font-weight-asian="normal" style:font-weight-complex="normal"/>
    </style:style>
    <style:style style:name="T556" style:family="text">
      <style:text-properties style:text-underline-style="none" fo:font-weight="normal" officeooo:rsid="005f2654" style:font-weight-asian="normal" style:font-weight-complex="normal"/>
    </style:style>
    <style:style style:name="T557" style:family="text">
      <style:text-properties style:text-underline-style="none" fo:font-weight="normal" officeooo:rsid="011eef0d" style:font-weight-asian="normal" style:font-weight-complex="normal"/>
    </style:style>
    <style:style style:name="T558" style:family="text">
      <style:text-properties style:text-underline-style="none" fo:font-weight="normal" officeooo:rsid="005328dd" style:font-weight-asian="normal" style:font-weight-complex="normal"/>
    </style:style>
    <style:style style:name="T559" style:family="text">
      <style:text-properties fo:font-family="'Liberation Serif'" style:font-family-generic="roman" style:text-underline-style="none" fo:font-weight="normal" officeooo:rsid="005f2654" style:font-weight-asian="normal" style:font-weight-complex="normal"/>
    </style:style>
    <style:style style:name="T560" style:family="text">
      <style:text-properties style:text-underline-style="none" fo:font-weight="normal" officeooo:rsid="014ec294" style:font-weight-asian="normal" style:font-weight-complex="normal"/>
    </style:style>
    <style:style style:name="T561"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562"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563"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564"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565"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566"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567"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568"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569"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570"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571"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572"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573"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574"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575"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576"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577"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578"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579"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580"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581"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582"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583"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584"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585"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586"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587"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588"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589" style:family="text">
      <style:text-properties fo:font-family="'Menaion Medieval'" style:font-pitch="variable" officeooo:rsid="0052b987"/>
    </style:style>
    <style:style style:name="T590" style:family="text">
      <style:text-properties officeooo:rsid="0052b987"/>
    </style:style>
    <style:style style:name="T591" style:family="text">
      <style:text-properties officeooo:rsid="02cd7676"/>
    </style:style>
    <style:style style:name="T592" style:family="text">
      <style:text-properties officeooo:rsid="02aaf260"/>
    </style:style>
    <style:style style:name="T593" style:family="text">
      <style:text-properties officeooo:rsid="02003990"/>
    </style:style>
    <style:style style:name="T594" style:family="text">
      <style:text-properties officeooo:rsid="020176bd"/>
    </style:style>
    <style:style style:name="T595" style:family="text">
      <style:text-properties fo:color="#ff4000" loext:opacity="100%" fo:font-weight="normal" officeooo:rsid="006fbec8" style:font-weight-asian="normal" style:font-weight-complex="normal"/>
    </style:style>
    <style:style style:name="T596" style:family="text">
      <style:text-properties fo:color="#ff4000" loext:opacity="100%" fo:font-weight="normal" officeooo:rsid="00740f8f" style:font-weight-asian="normal" style:font-weight-complex="normal"/>
    </style:style>
    <style:style style:name="T597" style:family="text">
      <style:text-properties fo:color="#ff4000" loext:opacity="100%" fo:font-weight="normal" officeooo:rsid="00707f76" style:font-weight-asian="normal" style:font-weight-complex="normal"/>
    </style:style>
    <style:style style:name="T598" style:family="text">
      <style:text-properties fo:color="#ff4000" loext:opacity="100%" style:font-name="Bukyvede" fo:font-weight="normal" officeooo:rsid="006fbec8" style:font-weight-asian="normal" style:font-weight-complex="normal"/>
    </style:style>
    <style:style style:name="T599" style:family="text">
      <style:text-properties fo:color="#ff4000" loext:opacity="100%" style:font-name="Liberation Serif1" fo:font-weight="normal" officeooo:rsid="00722373" style:font-weight-asian="normal" style:font-weight-complex="normal"/>
    </style:style>
    <style:style style:name="T600" style:family="text">
      <style:text-properties fo:color="#ff4000" loext:opacity="100%" style:font-name="Liberation Serif1" fo:font-weight="normal" officeooo:rsid="00740f8f" style:font-weight-asian="normal" style:font-weight-complex="normal"/>
    </style:style>
    <style:style style:name="T601" style:family="text">
      <style:text-properties fo:color="#ff4000" loext:opacity="100%" fo:font-weight="normal" officeooo:rsid="0071da0f" style:font-weight-asian="normal" style:font-weight-complex="normal"/>
    </style:style>
    <style:style style:name="T602" style:family="text">
      <style:text-properties fo:color="#ff4000" loext:opacity="100%" style:font-name="Bukyvede" fo:font-weight="normal" officeooo:rsid="0071da0f" style:font-weight-asian="normal" style:font-weight-complex="normal"/>
    </style:style>
    <style:style style:name="T603" style:family="text">
      <style:text-properties fo:color="#ff4000" loext:opacity="100%" fo:font-weight="normal" officeooo:rsid="00722373" style:font-weight-asian="normal" style:font-weight-complex="normal"/>
    </style:style>
    <style:style style:name="T604" style:family="text">
      <style:text-properties fo:color="#ff4000" loext:opacity="100%" fo:font-weight="normal" officeooo:rsid="00ab5804" style:font-weight-asian="normal" style:font-weight-complex="normal"/>
    </style:style>
    <style:style style:name="T605" style:family="text">
      <style:text-properties fo:color="#ff4000" loext:opacity="100%" fo:font-weight="normal" officeooo:rsid="00ac34a7" style:font-weight-asian="normal" style:font-weight-complex="normal"/>
    </style:style>
    <style:style style:name="T606" style:family="text">
      <style:text-properties fo:color="#ff4000" loext:opacity="100%" style:font-name="Bukyvede" fo:font-weight="normal" officeooo:rsid="00ac34a7" style:font-weight-asian="normal" style:font-weight-complex="normal"/>
    </style:style>
    <style:style style:name="T607" style:family="text">
      <style:text-properties style:font-name="Liberation Serif1" officeooo:rsid="009f616e"/>
    </style:style>
    <style:style style:name="T608" style:family="text">
      <style:text-properties style:font-name="Liberation Serif1" officeooo:rsid="00a0a933"/>
    </style:style>
    <style:style style:name="T609" style:family="text">
      <style:text-properties style:font-name="Bukyvede" officeooo:rsid="00a0a933"/>
    </style:style>
    <style:style style:name="T610" style:family="text">
      <style:text-properties fo:font-family="Bukyvede" officeooo:rsid="00a0a933"/>
    </style:style>
    <style:style style:name="T611" style:family="text">
      <style:text-properties style:font-name="Liberation Serif1" officeooo:rsid="00a15e37"/>
    </style:style>
    <style:style style:name="T612" style:family="text">
      <style:text-properties officeooo:rsid="00544ebf"/>
    </style:style>
    <style:style style:name="T613" style:family="text">
      <style:text-properties officeooo:rsid="02688c3e"/>
    </style:style>
    <style:style style:name="T614" style:family="text">
      <style:text-properties officeooo:rsid="02a1a489"/>
    </style:style>
    <style:style style:name="T615" style:family="text">
      <style:text-properties officeooo:rsid="027ce899"/>
    </style:style>
    <style:style style:name="T616" style:family="text">
      <style:text-properties officeooo:rsid="02899324"/>
    </style:style>
    <style:style style:name="T617" style:family="text">
      <style:text-properties officeooo:rsid="0288c7b9"/>
    </style:style>
    <style:style style:name="T618" style:family="text">
      <style:text-properties officeooo:rsid="02870ed3"/>
    </style:style>
    <style:style style:name="T619" style:family="text">
      <style:text-properties officeooo:rsid="02caf3f7"/>
    </style:style>
    <style:style style:name="T620" style:family="text">
      <style:text-properties officeooo:rsid="029e958f"/>
    </style:style>
    <style:style style:name="T621" style:family="text">
      <style:text-properties officeooo:rsid="02a6c3a2"/>
    </style:style>
    <style:style style:name="T622" style:family="text">
      <style:text-properties officeooo:rsid="029ff833"/>
    </style:style>
    <style:style style:name="T623" style:family="text">
      <style:text-properties style:text-underline-style="solid" style:text-underline-width="auto" style:text-underline-color="font-color" officeooo:rsid="029e958f"/>
    </style:style>
    <style:style style:name="T624" style:family="text">
      <style:text-properties officeooo:rsid="02a293ff"/>
    </style:style>
    <style:style style:name="T625" style:family="text">
      <style:text-properties officeooo:rsid="02a365c0"/>
    </style:style>
    <style:style style:name="T626" style:family="text">
      <style:text-properties officeooo:rsid="02a6801a"/>
    </style:style>
    <style:style style:name="T627" style:family="text">
      <style:text-properties officeooo:rsid="027e7311"/>
    </style:style>
    <style:style style:name="T628"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text:span><text:span text:style-name="T152">and Unicode symbols </text:span><text:span text:style-name="T151">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3">, etc.</text:span><text:span text:style-name="T135">. One might also ask whether a separate &lt;</text:span><text:span text:style-name="T155">ⰼ</text:span><text:span text:style-name="T156">&gt;</text:span><text:span text:style-name="T157"> letter for /</text:span><text:span text:style-name="T150">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text:span><text:span text:style-name="T167">i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68">I have </text:span><text:span text:style-name="T169">deliberately not </text:span><text:span text:style-name="T168">include</text:span><text:span text:style-name="T169">d</text:span><text:span text:style-name="T168"> accentual information in my reconstruction of vowels, even though such information is in fact required to explain</text:span><text:span text:style-name="T170"> certain differing manuscript-reflexes,</text:span><text:span text:style-name="T171"> e.g. Russkaja Pravda fem. acc. sg. </text:span><text:span text:style-name="T172">робу</text:span><text:span text:style-name="T171"> &lt; *</text:span><text:span text:style-name="T173">orb-ǫ vs Uspenskij Sbornik nt. acc. sg. </text:span><text:span text:style-name="T174">рало</text:span><text:span text:style-name="T173"> &lt; *ordl-o, </text:span><text:span text:style-name="T169">because f</text:span><text:span text:style-name="T175">or too large a proportion of the vocabulary this information is not </text:span><text:span text:style-name="T176">sufficiently </text:span><text:span text:style-name="T175">securely </text:span><text:span text:style-name="T177">and</text:span><text:span text:style-name="T175"> uncontroversially reconstructed </text:span><text:span text:style-name="T178">to justify</text:span><text:span text:style-name="T175"> its inclusion, and anyway the (often post-LCS) derivational processes which</text:span><text:span text:style-name="T178"> are responsible for most of the actual words in </text:span><text:span text:style-name="T71">the attested texts (and the inevitable </text:span><text:span text:style-name="T179">accentual </text:span><text:span text:style-name="T71">levelling processes likely to have occurred in the course of these derivations)</text:span><text:span text:style-name="T178"> complicate things even further</text:span><text:span text:style-name="T179">.</text:span></text:p>
      <text:p text:style-name="P51"/>
      <text:p text:style-name="P52"><text:span text:style-name="T180">The two extra nasal-vowels /</text:span><text:span text:style-name="T181">y̨</text:span><text:span text:style-name="T182">/ and /</text:span><text:span text:style-name="T183">ę̌</text:span><text:span text:style-name="T182">/ are required to account for the split between North (East and West) and South Slavic forms of certain inflectional-endings: *</text:span><text:span text:style-name="T181">y̨</text:span><text:span text:style-name="T184"> for the nom. sg. masc./nt. pres. act. </text:span><text:soft-page-break/><text:span text:style-name="T184">participle of certain verb-classes whose present-stem ends on a hard-consonant, </text:span><text:span text:style-name="T185">which in South Slavic remains high and backed, </text:span><text:span text:style-name="T184">e.g. Supr. </text:span><text:span text:style-name="T186">ꙁов</text:span><text:span text:style-name="T187">ꙑ</text:span><text:span text:style-name="T188"> </text:span><text:span text:style-name="T184">&lt;*zov</text:span><text:span text:style-name="T189">y̨</text:span><text:span text:style-name="T190">, </text:span><text:span text:style-name="T191">Psalterium Sinaiticum</text:span><text:span text:style-name="T192"> <text:s/></text:span><text:span text:style-name="T193">ⱄⱅⱃⱑⰳ</text:span><text:span text:style-name="T194">ⱘ</text:span><text:span text:style-name="T193">ⰺ </text:span><text:span text:style-name="T191">&lt;*sterg</text:span><text:span text:style-name="T189">y̨</text:span><text:span text:style-name="T191">‑jь, Codex Marianus</text:span><text:span text:style-name="T193"> ⱑⰴ</text:span><text:span text:style-name="T194">ⱕ</text:span><text:span text:style-name="T195">ⰻ</text:span><text:span text:style-name="T196"> </text:span><text:span text:style-name="T191">&lt;*</text:span><text:span text:style-name="T196">jǢd</text:span><text:span text:style-name="T189">y̨</text:span><text:span text:style-name="T191">‑jь</text:span><text:span text:style-name="T196"> (these forms </text:span><text:span text:style-name="T197">lead Kortlandt (1979:260) to posit that</text:span><text:span text:style-name="T196"> </text:span><text:span text:style-name="T198">some dialects of </text:span><text:span text:style-name="T196">early OCS retained </text:span><text:span text:style-name="T199">some kind of</text:span><text:span text:style-name="T196"> nasal character </text:span><text:span text:style-name="T199">in</text:span><text:span text:style-name="T196"> this vowel and may even have developed the special "hooked" nasal letter &lt;</text:span><text:span text:style-name="T195">ⱕ</text:span><text:span text:style-name="T196">&gt; for it), but</text:span><text:span text:style-name="T200"> which</text:span><text:span text:style-name="T196"> in </text:span><text:span text:style-name="T201">most of </text:span><text:span text:style-name="T196">North Slavic </text:span><text:span text:style-name="T202">lowered to</text:span><text:span text:style-name="T196"> /a/</text:span><text:span text:style-name="T203">: </text:span><text:span text:style-name="T196">Old Polish (</text:span>Kazania Świ<text:span text:style-name="T204">ę</text:span>tokrzyskie<text:span text:style-name="T196">) </text:span><text:span text:style-name="T205">has both </text:span><text:span text:style-name="T206">rec</text:span><text:span text:style-name="T207">a</text:span><text:span text:style-name="T196"> </text:span><text:span text:style-name="T205">and </text:span><text:span text:style-name="T208">recꟁ </text:span><text:span text:style-name="T209">(with the special Old Polish letter for the merged reflex of *ę and *ǫ) </text:span><text:span text:style-name="T210">&lt;*rek</text:span><text:span text:style-name="T189">y̨</text:span><text:span text:style-name="T196">, </text:span><text:span text:style-name="T197">and</text:span><text:span text:style-name="T205"> </text:span><text:span text:style-name="T197">in other texts </text:span><text:span text:style-name="T205">also</text:span><text:span text:style-name="T208"> biorꟁ</text:span><text:span text:style-name="T209"> &lt;*ber</text:span><text:span text:style-name="T211">y̨;</text:span><text:span text:style-name="T212"> </text:span><text:span text:style-name="T213">Russkaja Pravda </text:span><text:span text:style-name="T214">река</text:span><text:span text:style-name="T213">, </text:span><text:span text:style-name="T215">Uspenskij Sbornik </text:span><text:span text:style-name="T216">доида</text:span><text:span text:style-name="T215"> &lt;*dojьd</text:span><text:span text:style-name="T211">y̨,</text:span><text:span text:style-name="T214"> </text:span><text:span text:style-name="T196">Ru.Ch.Sl. (Vita Methodii) </text:span><text:span text:style-name="T195">вьсемог</text:span><text:span text:style-name="T217">а</text:span><text:span text:style-name="T195">и</text:span><text:span text:style-name="T196"> &lt;*vьxemog</text:span><text:span text:style-name="T189">y̨</text:span><text:span text:style-name="T191">‑jь</text:span><text:span text:style-name="T203">. </text:span><text:span text:style-name="T218">Kortlandt’s </text:span><text:span text:style-name="T219">positing of a </text:span><text:span text:style-name="T220">CS</text:span><text:span text:style-name="T219"> *</text:span><text:span text:style-name="T211">y̨ </text:span><text:span text:style-name="T221">(which he writes as *aN)</text:span><text:span text:style-name="T218"> is far from universal</text:span><text:span text:style-name="T219">ly accepted, </text:span><text:span text:style-name="T222">and </text:span><text:span text:style-name="T219">others </text:span><text:span text:style-name="T222">consider these forms the result of various dialect-specific analogical process</text:span><text:span text:style-name="T218">; see references and discussion in Olander (2015: 88-92)</text:span><text:span text:style-name="T203">. </text:span><text:span text:style-name="T223">Whatever the truth of the matter, our *</text:span><text:span text:style-name="T189">y̨ </text:span><text:span text:style-name="T224">is a convenient placeholder which allows all the relevant evidence to be retrieved.</text:span></text:p>
      <text:p text:style-name="P53"><text:span text:style-name="T182">/</text:span><text:span text:style-name="T183">ę̌</text:span><text:span text:style-name="T182">/</text:span><text:span text:style-name="T225"> is responsible for the NSl. /ě/ vs SSl. /ę/ shapes of jo-stem masc. acc. pl. and the ja-stem nom./acc. pl. and gen. sg. endings</text:span><text:span text:style-name="T226">, which are reflected in respectively the post- and pre-revolutionary spellings of the Russian nom./acc. pl. long-adjective endings -</text:span><text:span text:style-name="T227">ые</text:span><text:span text:style-name="T226"> &lt; *yj</text:span><text:span text:style-name="T225">ě</text:span><text:span text:style-name="T226"> &lt; *yj</text:span><text:span text:style-name="T183">ę̌</text:span><text:span text:style-name="T225"> </text:span><text:span text:style-name="T226"><text:s/>vs -</text:span><text:span text:style-name="T227">ыя</text:span><text:span text:style-name="T226"> &lt; *yja &lt; *yj</text:span><text:span text:style-name="T225">ę</text:span><text:span text:style-name="T226"> &lt; *yj</text:span><text:span text:style-name="T183">ę̌</text:span><text:span text:style-name="T228">.</text:span><text:span text:style-name="T228"><text:note text:id="ftn5" text:note-class="footnote"><text:note-citation>5</text:note-citation><text:note-body><text:p text:style-name="P54">Other annoying pre-LCS morphological isoglosses reflected in the texts include the <text:span text:style-name="T229">masc./nt. instr. sg.</text:span> *o‑ and *jo‑stem <text:span text:style-name="T229">endings *‑ъmь (N.Sl.) and *‑omь</text:span> <text:span text:style-name="T229">(S.Sl.), </text:span><text:span text:style-name="T230">which </text:span><text:span text:style-name="T231">are most commonly (e.g. Olander 2015:168) thought to be analogical replacements of </text:span><text:span text:style-name="T232">the original instr. sg. ending</text:span><text:span text:style-name="T231"> ECS *‑</text:span><text:span text:style-name="T233">ā which is preserved in the adverb *vьčera ‘yesterday’, and the *‑tь (N.Sl.) vs *‑tъ (S.Sl.) verbal endings of 3</text:span><text:span text:style-name="T234">rd</text:span><text:span text:style-name="T235"> sg. and pl. present </text:span><text:span text:style-name="T236">(plus its extension to 2</text:span><text:span text:style-name="T237">nd</text:span><text:span text:style-name="T236"> and 3</text:span><text:span text:style-name="T237">rd</text:span><text:span text:style-name="T236"> sgl. aorists like OCS </text:span><text:span text:style-name="T238">начѧ</text:span><text:span text:style-name="T239">тъ</text:span><text:span text:style-name="T240">, OR (Uspenskij Sbornik) <text:s/></text:span><text:span text:style-name="T241">бꙑс</text:span><text:span text:style-name="T242">ть</text:span><text:span text:style-name="T240">, </text:span><text:span text:style-name="T241">нача</text:span><text:span text:style-name="T242">ть</text:span><text:span text:style-name="T243">). </text:span><text:span text:style-name="T244">Here I have no choice but to index them with dummy-symbols in the database: *‑Omь for the instr. sg. ending and *‑tQ for the </text:span><text:span text:style-name="T245">verb-endings</text:span><text:span text:style-name="T244">.</text:span><text:span text:style-name="T243"> </text:span></text:p></text:note-body></text:note></text:span></text:p>
      <text:p text:style-name="P55"/>
      <text:p text:style-name="P56"><text:span text:style-name="T246">The need for the</text:span><text:span text:style-name="T247"> retention of the</text:span><text:span text:style-name="T246"> /Ǣ/ archiphoneme</text:span><text:span text:style-name="T248">, </text:span><text:span text:style-name="T247">which represent</text:span><text:span text:style-name="T249">s</text:span><text:span text:style-name="T247"> merged Early Common Slavonic *ē *ā</text:span><text:span text:style-name="T246"> </text:span><text:span text:style-name="T247">in the position after palatal consonants, up to this point</text:span><text:span text:style-name="T249"> of LCS</text:span><text:span text:style-name="T247">, </text:span><text:span text:style-name="T246">is explored in detail in Winslow (2022)</text:span><text:span text:style-name="T247">, but t</text:span><text:span text:style-name="T249">he same</text:span><text:span text:style-name="T247"> archiphoneme (</text:span><text:span text:style-name="T249">along with</text:span><text:span text:style-name="T247"> its short counterpart /</text:span>Æ<text:span text:style-name="T250">/)</text:span><text:span text:style-name="T251"> was explicitly posited by Kortlandt</text:span><text:span text:style-name="T249"> as far back as 1979 (p.266)</text:span><text:span text:style-name="T252"> as part of his ECS system</text:span><text:span text:style-name="T251">. </text:span><text:span text:style-name="T253">In short, </text:span><text:span text:style-name="T254">a combination of: </text:span></text:p>
      <text:p text:style-name="P57"><text:span text:style-name="T254"><text:tab/>1.) </text:span><text:span text:style-name="T253">the lack of any device in the Glagolitic alphabet to render /ja ńa ŕa ĺa/ sequences (for which Glagolitic texts must use the jat' &lt;</text:span><text:span text:style-name="T255">ⱑ</text:span><text:span text:style-name="T253">&gt; letter whose base-value is /ě/)</text:span><text:span text:style-name="T254">; </text:span></text:p>
      <text:p text:style-name="P58"><text:span text:style-name="T254"><text:tab/>2.)</text:span><text:span text:style-name="T256"> overwhelming</text:span><text:span text:style-name="T254"> spellings of palatal-letter (&lt;</text:span><text:span text:style-name="T257">ⱍⱎⰶⱌ</text:span><text:span text:style-name="T254">&gt;) + jat' in the Kiev Folia (</text:span><text:span text:style-name="T256">the oldest and therefore least distant </text:span><text:span text:style-name="T258">ms. </text:span><text:span text:style-name="T256">from the </text:span><text:span text:style-name="T259">'</text:span><text:span text:style-name="T256">original</text:span><text:span text:style-name="T259">'</text:span><text:span text:style-name="T256"> </text:span><text:span text:style-name="T259">OCS,</text:span><text:span text:style-name="T256"> as first codified by Cyrill and Methodius</text:span><text:span text:style-name="T260"> and</text:span><text:span text:style-name="T254"> </text:span><text:span text:style-name="T256">for which the Glagolitic alphabet was devised</text:span><text:span text:style-name="T254">)</text:span><text:span text:style-name="T256"> </text:span><text:span text:style-name="T254">for the reflexes of LCS *č/š/ž/ћ + *Ǣ </text:span><text:span text:style-name="T256">(</text:span><text:span text:style-name="T261">e.g. </text:span><text:span text:style-name="T262">ⱁⰱⱑⱌⱑⰾⱏ</text:span><text:span text:style-name="T261"> &lt;*ob‑věћǢlъ</text:span><text:span text:style-name="T256">, </text:span><text:span text:style-name="T262">ⰴⱆⱎⱑⰿⰻ</text:span><text:span text:style-name="T261"> &lt;*dušǢmi),</text:span><text:span text:style-name="T256"> </text:span><text:span text:style-name="T254">as well as occasional traces of such spellings in later Glagolitic OCS (e.g. Psal. </text:span><text:span text:style-name="T257">ⱍⱑⱎⱗ </text:span><text:span text:style-name="T254">&lt;*čǢšę); and</text:span></text:p>
      <text:p text:style-name="P58"><text:span text:style-name="T263"><text:tab/></text:span><text:span text:style-name="T254">3.) the evidence of certain modern Bulgarian dialects, which have reflexes of LCS *ě in words like </text:span><text:span text:style-name="T264">ж'еба &lt;</text:span><text:span text:style-name="T265">*žǢba 'toad' </text:span><text:span text:style-name="T266">(Stojkov 1954: 74–78)</text:span><text:span text:style-name="T267">,</text:span></text:p>
      <text:p text:style-name="P59"/>
      <text:p text:style-name="P60"><text:span text:style-name="T268">all together point very strongly towards there having occurred a split on the Southeastern periphery of Slavic between LCS dialects which have /ě/ &lt; *Ǣ and the majority of the rest which got /a/, and that original OCS </text:span><text:span text:style-name="T269">('Urkirchenslavisch') </text:span><text:span text:style-name="T268">was a</text:span><text:span text:style-name="T270">n</text:span><text:span text:style-name="T268"> *Ǣ &gt; /ě/ dialect.</text:span><text:span text:style-name="T271"> I posit that *Ǣ remained until the opposition /a/:/ě/ after palatal consonants was reintroduced when PV2 and PV3 brought new soft-consonants /c ś </text:span>dź<text:span text:style-name="T272">/ into the system, which could be followed by both /a/ and /ě/: </text:span><text:span text:style-name="T273">fem. nom. sg. </text:span><text:span text:style-name="T272">/stь</text:span><text:span text:style-name="T274">dźa</text:span><text:span text:style-name="T272">/ &lt; *stьga (PV3) vs </text:span><text:span text:style-name="T273">fem. loc. sg.</text:span><text:span text:style-name="T272"> /no</text:span><text:span text:style-name="T274">dźě</text:span><text:span text:style-name="T275">/ &lt;*nogě (PV</text:span><text:span text:style-name="T276">2</text:span><text:span text:style-name="T275">) (Winslow 2022: 304-305). </text:span><text:span text:style-name="T277">Thus since</text:span><text:span text:style-name="T275"> my LCS system </text:span><text:span text:style-name="T277">is based on</text:span><text:span text:style-name="T275"> a point just </text:span><text:span text:style-name="T278">before</text:span><text:span text:style-name="T275"> PV2 and PV3, </text:span><text:span text:style-name="T277">I must also retain the *Ǣ archiphoneme.</text:span><text:span text:style-name="T277"><text:note text:id="ftn6" text:note-class="footnote"><text:note-citation>6</text:note-citation><text:note-body><text:p text:style-name="P61">It's possible to argue that <text:span text:style-name="T279">the </text:span>short *Æ <text:span text:style-name="T279">counterpart to *</text:span><text:span text:style-name="T280">Ǣ</text:span><text:span text:style-name="T279"> </text:span>persisted in E<text:span text:style-name="T281">ast </text:span>Sl<text:span text:style-name="T281">avic</text:span> until after the Fall of the Jers, and that the <text:span text:style-name="T281">ESl. </text:span>so-called e &gt; o shift before hard-consonants / back-vowelled syllables is actually just the resolution of this archiphoneme as /o/ (where <text:span text:style-name="T282">palatalisation </text:span>of the preceding consonant remained, <text:span text:style-name="T283">in </text:span><text:span text:style-name="T284">e.g. </text:span>Ukr. <text:span text:style-name="T285">бджола</text:span> &lt;*pъčÆla, or was newly phonemicised, <text:span text:style-name="T283">in </text:span><text:span text:style-name="T284">e.g. </text:span>Ru. <text:span text:style-name="T285">вёсла</text:span> &lt;*v'Æsla &lt;*vesla), and that there was never a stage whe<text:span text:style-name="T286">n</text:span> these words had /e/ (based among other things on &lt;о&gt; spellings regardless of stress after palatal-letters in very early texts, and even after the letters for secondarily-soft LCS plain consonants in the Birchbark <text:span text:style-name="T287">documents</text:span> (Le Feuvre 1993, Nakonečnyj 1962), but there isn't space to elaborate on the issue here (see Winslow 2022: 304 fn.16). <text:span text:style-name="T288">U</text:span>nlike <text:span text:style-name="T288">the situation with long</text:span> <text:span text:style-name="T289">*</text:span><text:span text:style-name="T290">Ǣ</text:span>,<text:span text:style-name="T288"> </text:span>OCS shows no sign of anything but an /e/ reflex<text:span text:style-name="T288"> of short *Æ</text:span> (and indeed the fact that the East Slavs inherited their writing system ultimately from <text:span text:style-name="T284">the Urkirchenslavisch system</text:span> designed for such a dialect, rather than one which had a clear way of writing &lt;soft consonant&gt; + &lt;o&gt;, is likely the reason that /o/ reflexes are <text:span text:style-name="T291">so </text:span>rarely detectable in the early texts, since &lt;e&gt; had to be used for both /e/ and /’o/, cf. the spelling <text:span text:style-name="T292">є̑</text:span><text:span text:style-name="T293">вшанъ</text:span> of the Kipchak word /jovşan/ ‘wormwood’ in the Hypatian Codex, whose modern cognates <text:span text:style-name="T294">(</text:span>Turkmen <text:span text:style-name="T285">ýow</text:span><text:span text:style-name="T295">ş</text:span><text:span text:style-name="T285">an</text:span><text:span text:style-name="T294"> /jowşan/</text:span>, Kazakh <text:span text:style-name="T285">жусан</text:span> /žuwsan/<text:span text:style-name="T296">, Azeri </text:span><text:span text:style-name="T297">yov</text:span><text:span text:style-name="T295">ş</text:span><text:span text:style-name="T297">an</text:span><text:span text:style-name="T294">)</text:span> unambiguously point to a Kipchak <text:span text:style-name="T298">/o</text:span><text:span text:style-name="T299">/</text:span>), and the history of the East Slavic /o/ reflexes remains the subject of much disagreement, so it's simpler for everyone <text:span text:style-name="T300">if I</text:span> continue the traditional practice of writing LCS *e<text:span text:style-name="T301"> after palatals</text:span>, even if that strictly speaking is inconsistent with my use of *<text:span text:style-name="T290">Ǣ</text:span><text:span text:style-name="T288">.</text:span></text:p></text:note-body></text:note></text:span><text:span text:style-name="T275"> </text:span></text:p>
      <text:p text:style-name="P62"><text:soft-page-break/></text:p>
      <text:p text:style-name="P63"><text:span text:style-name="T302">T</text:span><text:span text:style-name="T303">he syllabic liquids </text:span><text:span text:style-name="T304">/ŕ̥ ĺ̥ r̥ l̥/</text:span><text:span text:style-name="T303"> </text:span><text:span text:style-name="T302">are included </text:span><text:span text:style-name="T303">as unitary vocalic phonemes,</text:span><text:span text:style-name="T305"> following Schenker (1995: 94),</text:span><text:span text:style-name="T303"> rather than as combinations of /ь ъ/ + /ŕ ĺ r</text:span><text:span text:style-name="T302"> </text:span><text:span text:style-name="T303">l/, because these groups descend from PIE syllabic liquids and many descendant </text:span><text:span text:style-name="T305">South </text:span><text:span text:style-name="T303">Slavic dialects which retain syllabic liquids in this position</text:span><text:span text:style-name="T306"> (</text:span><text:span text:style-name="T305">including </text:span><text:span text:style-name="T307">most of</text:span><text:span text:style-name="T306"> those underlying canonical OCS)</text:span><text:span text:style-name="T303"> do not show any evidence of an intervening oral-vowel + liquid stage (such a view is shared by Bethin 199</text:span><text:span text:style-name="T308">8</text:span><text:span text:style-name="T303">: 71-72; cf. also Bulgarian dialectal evidence in Stojkov 1954: 130-131, where hard consonants precede reflexes of the LCS /ĺ</text:span><text:span text:style-name="T309">̥</text:span><text:span text:style-name="T303"> ŕ</text:span><text:span text:style-name="T309">̥</text:span><text:span text:style-name="T303">/ even in dialects with secondarily-palatalised consonants before fallen weak LCS /ь/).</text:span></text:p>
      <text:p text:style-name="P64">The need for both front and back *ŕ̥ *r̥ is unambiguously shown by the East Slavic reflexes /er/ and /or/ (<text:span text:style-name="T310">Ru. </text:span><text:span text:style-name="T285">смерть</text:span>, <text:span text:style-name="T285">морковь</text:span>), but *ĺ̥ vs *l̥ is more complicated: PIE<text:span text:style-name="T311"> *pl̥nos,</text:span> *<text:span text:style-name="T311">wl̥k</text:span><text:span text:style-name="T312">w</text:span><text:span text:style-name="T313">os &gt;</text:span> Lithuanian<text:span text:style-name="T285"> pilnas</text:span><text:span text:style-name="T314"> 'full',</text:span><text:span text:style-name="T285"> wilkas</text:span><text:span text:style-name="T314"> 'wolf'</text:span><text:span text:style-name="T285"> </text:span><text:span text:style-name="T314">(LCS *pĺ̥nъ</text:span><text:span text:style-name="T315">, *vĺ̥kъ</text:span><text:span text:style-name="T314">) vs</text:span><text:span text:style-name="T316"> Lith.</text:span><text:span text:style-name="T285"> stulpas</text:span><text:span text:style-name="T314"> (LCS *stl̥pъ 'pillar') suggests that Balto-Slavic had differentiated front/back variants of the PIE syllabic </text:span><text:span text:style-name="T317">*l̥</text:span><text:span text:style-name="T315"> (Bethin 1998: 69)</text:span><text:span text:style-name="T318">, </text:span><text:span text:style-name="T315">but the ancestor to East Slavic backed all vowels preceding tautosyllabic /l/ (Ru. молоко &lt; Proto-ESl. *molko <text:s/>&lt; LCS *melko &gt; OCS млѣко), and thus only has /</text:span><text:span text:style-name="T319">ol</text:span><text:span text:style-name="T315">/ reflexes here: Ru. </text:span><text:span text:style-name="T318">волк</text:span><text:span text:style-name="T315">, </text:span><text:span text:style-name="T318">столб</text:span><text:span text:style-name="T320">,</text:span><text:span text:style-name="T315"> </text:span><text:span text:style-name="T318">полный</text:span><text:span text:style-name="T315">. It's true that Polish has </text:span><text:span text:style-name="T318">wilk </text:span><text:span text:style-name="T315">and </text:span><text:span text:style-name="T318">milcze</text:span><text:span text:style-name="T321">ć</text:span><text:span text:style-name="T315"> (&lt;*mĺ̥čǢti), but the Polish reflexes are complicated and likely have more to do with the surrounding consonants: </text:span><text:span text:style-name="T314">*pĺ̥nъ</text:span><text:span text:style-name="T315"> </text:span><text:span text:style-name="T322">by contrast </text:span><text:span text:style-name="T315">gives </text:span><text:span text:style-name="T318">pe</text:span><text:span text:style-name="T321">ł</text:span><text:span text:style-name="T318">ny </text:span><text:span text:style-name="T315">with hardened /l/ and the Polish non-palatalising</text:span><text:span text:style-name="T323">-</text:span><text:span text:style-name="T315">/e/ reflex of *ъ</text:span><text:span text:style-name="T322">, and the differing reflexes in</text:span><text:span text:style-name="T324"> wi</text:span><text:span text:style-name="T325">erz</text:span><text:span text:style-name="T324">ch</text:span><text:span text:style-name="T322"> &lt;*vŕ̥xъ, <text:s/></text:span><text:span text:style-name="T326">ś</text:span><text:span text:style-name="T324">mi</text:span><text:span text:style-name="T325">er</text:span><text:span text:style-name="T321">ć</text:span><text:span text:style-name="T327"> &lt;*sъmŕ̥tь and </text:span><text:span text:style-name="T326">m</text:span><text:span text:style-name="T328">ar</text:span><text:span text:style-name="T326">twy</text:span><text:span text:style-name="T327"> &lt;*mŕ̥tvъ</text:span><text:span text:style-name="T329">jь</text:span><text:span text:style-name="T327"> rule out any explanation based on </text:span><text:span text:style-name="T330">the </text:span><text:span text:style-name="T327">nature of the LCS syllabic-liquid alone </text:span><text:span text:style-name="T322">(for </text:span><text:span text:style-name="T331">more </text:span><text:span text:style-name="T322">discussion see Bethin op. cit.: 73-75). </text:span></text:p>
      <text:p text:style-name="P65"><text:span text:style-name="T332">While m</text:span><text:span text:style-name="T333">ost OCS shows no sign at all of a front-back distinction</text:span><text:span text:style-name="T334"> in the syllabic-liquids</text:span><text:span text:style-name="T332"> and writes</text:span><text:span text:style-name="T333"> the reflexes of these groups </text:span><text:span text:style-name="T334">overwhelmingly</text:span><text:span text:style-name="T332"> with</text:span><text:span text:style-name="T333"> &lt;</text:span><text:span text:style-name="T335">ръ</text:span><text:span text:style-name="T333">&gt;</text:span><text:span text:style-name="T332"> and</text:span><text:span text:style-name="T333"> &lt;</text:span><text:span text:style-name="T335">лъ</text:span><text:span text:style-name="T333">&gt;,</text:span><text:span text:style-name="T334"> the Kiev Folia, which is the only OCS text that reflects a pre-Jer Shift stage and is very nearly flawless in its etymologically correct rendering of the jers, </text:span><text:span text:style-name="T336">also </text:span><text:span text:style-name="T334">spells *ŕ̥ *r̥ and *ĺ̥ <text:s/></text:span><text:span text:style-name="T336">as one would expect: </text:span><text:span text:style-name="T337">ⱄⰽⰲ</text:span><text:span text:style-name="T338">ⱃⱐ</text:span><text:span text:style-name="T337">ⱀ</text:span><text:span text:style-name="T336">‑ </text:span><text:span text:style-name="T337">ⱅⰲ</text:span><text:span text:style-name="T338">ⱃⱐ</text:span><text:span text:style-name="T337">ⰴ</text:span><text:span text:style-name="T336">‑</text:span><text:span text:style-name="T337"> ⱄ</text:span><text:span text:style-name="T338">ⱃⱐ</text:span><text:span text:style-name="T337">ⰴⱐⱌ</text:span><text:span text:style-name="T336">‑</text:span><text:span text:style-name="T337"> ⰴ</text:span><text:span text:style-name="T338">ⱃⱐ</text:span><text:span text:style-name="T337">ⰶ</text:span><text:span text:style-name="T336">‑</text:span><text:span text:style-name="T337"> </text:span><text:span text:style-name="T336">&lt;*ŕ̥, </text:span><text:span text:style-name="T337">ⱄⰽ</text:span><text:span text:style-name="T338">ⱃⱏ</text:span><text:span text:style-name="T337">ⰱⱐⱀⰹ</text:span><text:span text:style-name="T336"> &lt;*r̥, and </text:span><text:span text:style-name="T337">ⱀⰰⱂ</text:span><text:span text:style-name="T338">ⰾⱐ</text:span><text:span text:style-name="T337">ⱀⰵⱀⰺ</text:span><text:span text:style-name="T336"> &lt;*ĺ̥ </text:span><text:span text:style-name="T339">(Winslow 2022: 313)</text:span><text:span text:style-name="T340">,</text:span><text:span text:style-name="T339"> </text:span><text:span text:style-name="T336">and even Zographensis spells all 5 occurences of *vĺ̥k‑ 'wolf' with </text:span><text:span text:style-name="T337">ⰲ</text:span><text:span text:style-name="T338">ⰾⱐ</text:span><text:span text:style-name="T341">ⰽ</text:span><text:span text:style-name="T336">‑/</text:span><text:span text:style-name="T337">ⰲ</text:span><text:span text:style-name="T338">ⰾⱐ</text:span><text:span text:style-name="T337">ⱌ</text:span><text:span text:style-name="T336">‑ and all 15 instances of its *‑mĺ̥č‑ root with ‑</text:span><text:span text:style-name="T337">ⰿ</text:span><text:span text:style-name="T338">ⰾⱐ</text:span><text:span text:style-name="T337">ⱍ</text:span><text:span text:style-name="T336">‑</text:span><text:span text:style-name="T332"> (e.g. </text:span><text:span text:style-name="T342">ⱆⰿ</text:span><text:span text:style-name="T343">ⰾⱐ</text:span><text:span text:style-name="T342">ⱍⰰⱎⱔ</text:span><text:span text:style-name="T332">)</text:span><text:span text:style-name="T344">.</text:span><text:span text:style-name="T339"> </text:span><text:span text:style-name="T332">Therefore, taken as a whole the Slavic evidence </text:span><text:span text:style-name="T345">pretty securely points to front and back variants of both syllabic liquids,</text:span><text:span text:style-name="T332"> and for searching purposes it's far preferable to denote them with separate symbols</text:span><text:span text:style-name="T332"><text:note text:id="ftn7" text:note-class="footnote"><text:note-citation>7</text:note-citation><text:note-body><text:p text:style-name="P66">In the database I will have to use the single Unicode characters <text:span text:style-name="T346">&lt;</text:span>ṛ ṝ ḷ ḹ<text:span text:style-name="T346">&gt;</text:span>, rather than what's shown in my table, since the latter cannot actually be rendered without <text:span text:style-name="T347">using the letters for /r ŕ l ĺ/ plus the 'combining ring below' U+0325 symbol, which means searches for the consonant</text:span><text:span text:style-name="T348">al</text:span><text:span text:style-name="T347"> liquids on their own will also return results containing syllabic liquids.</text:span><text:span text:style-name="T346"> The same </text:span><text:span text:style-name="T349">problem affect</text:span><text:span text:style-name="T350">s</text:span><text:span text:style-name="T346"> /</text:span><text:span text:style-name="T351">ę̌</text:span><text:span text:style-name="T352"> </text:span><text:span text:style-name="T189">y̨</text:span><text:span text:style-name="T353">/, which I will have to replace with &lt;ḝ ỹ&gt;.</text:span></text:p></text:note-body></text:note></text:span><text:span text:style-name="T332"> rather than as the sequences /ьr ъr ьl ъl/</text:span><text:span text:style-name="T332"><text:note text:id="ftn8" text:note-class="footnote"><text:note-citation>8</text:note-citation><text:note-body><text:p text:style-name="P67">To my mind the only evidence in support of a genuine jer + liquid stage comes from the paradigms of verbs like OCS <text:span text:style-name="T293">сътрьти</text:span> &lt; *sъtŕ̥ti, where the syllabic /ŕ̥/ in the <text:span text:style-name="T354">stem</text:span> alternates with /ьr/ depending on the vocality of the following morpheme: the e.g. 3sg. pres. *sъtьretъ (Zogr., Supr. <text:span text:style-name="T293">сътьретъ</text:span>) or (one possibility of the) 3<text:span text:style-name="T355">rd</text:span> sg. aorist <text:span text:style-name="T356">*sъtьre (Supr. </text:span><text:span text:style-name="T357">съть҆ре</text:span><text:span text:style-name="T356">)</text:span> <text:span text:style-name="T358">must have /ьre/, while the 3</text:span><text:span text:style-name="T359">rd</text:span><text:span text:style-name="T358"> pl. aorist *sъtŕ̥šę (Supr. </text:span><text:span text:style-name="T360">сътръшꙙ</text:span><text:span text:style-name="T358">) and the other possibility for the 3</text:span><text:span text:style-name="T359">rd</text:span><text:span text:style-name="T358"> sg. aorist *sъtŕ̥ (Psal. Sin. </text:span><text:span text:style-name="T361">ⱄⱏⱅⱃⱐ</text:span><text:span text:style-name="T362">,</text:span><text:span text:style-name="T358"> or with a different prefix Mar. </text:span><text:span text:style-name="T361">ⱁⱅⱃⱏ </text:span><text:span text:style-name="T362">&lt;</text:span><text:span text:style-name="T363">*otŕ̥ </text:span><text:span text:style-name="T364">)</text:span><text:span text:style-name="T358">, being word-final or pre-consonantal, must be syllabic /ŕ̥/. The same </text:span><text:span text:style-name="T365">alter</text:span><text:span text:style-name="T366">n</text:span><text:span text:style-name="T365">ation occurs in the</text:span><text:span text:style-name="T358"> zero-grade forms of verbs like *umerti, </text:span><text:span text:style-name="T365">as is clear from the </text:span><text:span text:style-name="T358">Polish reflexes </text:span><text:span text:style-name="T367">umarł</text:span><text:span text:style-name="T358"> &lt;*umŕ̥lъ vs </text:span><text:span text:style-name="T367">umrę</text:span><text:span text:style-name="T358"> &lt;*umьrǫ. </text:span><text:span text:style-name="T368">The argument could be that at some stage, before the LCS tendency towards Open Syllables became dominant, the </text:span><text:span text:style-name="T369">stem</text:span><text:span text:style-name="T370">s</text:span><text:span text:style-name="T368"> in these paradigms w</text:span><text:span text:style-name="T370">ere</text:span><text:span text:style-name="T368"> surely unitary /t</text:span><text:span text:style-name="T371">ĭ</text:span><text:span text:style-name="T372">r/, /m</text:span><text:span text:style-name="T371">ĭ</text:span><text:span text:style-name="T372">r/, i.e. 3sg. aor. /s</text:span><text:span text:style-name="T373">ŭ</text:span><text:span text:style-name="T371">.</text:span><text:span text:style-name="T372">t</text:span><text:span text:style-name="T371">ĭ.</text:span><text:span text:style-name="T372">r</text:span><text:span text:style-name="T373">e</text:span><text:span text:style-name="T372">/ vs 3</text:span><text:span text:style-name="T374">rd</text:span><text:span text:style-name="T372">. pl. aor /</text:span><text:span text:style-name="T375">s</text:span><text:span text:style-name="T376">ŭ</text:span><text:span text:style-name="T377">.tĭ</text:span><text:span text:style-name="T375">r.šę</text:span><text:span text:style-name="T378">/, </text:span><text:span text:style-name="T379">and that</text:span><text:span text:style-name="T378"> the latter’s closed /tĭr/ syllable was on</text:span><text:span text:style-name="T379">ly </text:span><text:span text:style-name="T378">forced to open itself up by changing to /tŕ̥/ </text:span><text:span text:style-name="T380">because of </text:span><text:span text:style-name="T381">the Law of Open Syllables</text:span><text:span text:style-name="T378">. </text:span><text:span text:style-name="T382">Thus at least one source of the syllabic-liquids could be shown to have developed from a vowel + liquid stage, but that stil</text:span><text:span text:style-name="T383">l </text:span><text:span text:style-name="T382">doesn’t prove that they all did, or that the change of /</text:span><text:span text:style-name="T378">ĭr/ </text:span><text:span text:style-name="T382">to /ŕ̥/ in these verb-forms was not merely a move to an already-existing syllabic-liquid phoneme.</text:span></text:p></text:note-body></text:note></text:span><text:span text:style-name="T332">. </text:span></text:p>
      <text:p text:style-name="P68"/>
      <text:p text:style-name="P69">Consonants</text:p>
      <text:p text:style-name="P70"/>
      <text:p text:style-name="P71">Dejotation</text:p>
      <text:p text:style-name="P72"><text:soft-page-break/>Reflexes of the so-called jot-palatalisation are <text:span text:style-name="T384">all </text:span>written <text:span text:style-name="T384">either </text:span>as unitary palatal phonemes, <text:span text:style-name="T384">or in the case of jot-palatalised labials as </text:span><text:span text:style-name="T385">/</text:span><text:span text:style-name="T384">vĺ </text:span><text:span text:style-name="T385">mĺ bĺ pĺ/</text:span><text:span text:style-name="T384">,</text:span> rather than as sequences of consonant + /j/, hence /ń ĺ ŕ/ for *nj *lj *rj. <text:span text:style-name="T385">The</text:span><text:span text:style-name="T386"> ‘dejotated’ </text:span><text:span text:style-name="T385">reflexes of *tj </text:span><text:span text:style-name="T387">(and </text:span><text:span text:style-name="T385">*kt+front-vowel</text:span><text:span text:style-name="T387">)</text:span><text:span text:style-name="T385"> </text:span><text:span text:style-name="T388">and </text:span><text:span text:style-name="T385">*dj are denoted using the modern Serbian Cyrillic letters /</text:span><text:span text:style-name="T388">ћ</text:span><text:span text:style-name="T385">/ and /</text:span><text:span text:style-name="T388">ђ</text:span><text:span text:style-name="T385">/ </text:span><text:span text:style-name="T389">respectively</text:span><text:span text:style-name="T385">, because </text:span><text:span text:style-name="T390">the </text:span><text:span text:style-name="T391">commonly used </text:span><text:span text:style-name="T390">alternatives, </text:span><text:span text:style-name="T391">i.e. /</text:span><text:span text:style-name="T392">ť ď</text:span><text:span text:style-name="T390">/ </text:span><text:span text:style-name="T393">(as used in e.g. Olander 2015) </text:span><text:span text:style-name="T391">or /ḱ ǵ/ </text:span><text:span text:style-name="T393">(as used by me in Winslow 2022)</text:span><text:span text:style-name="T391">, or variations thereof, are </text:span><text:span text:style-name="T390">visually too close to</text:span><text:span text:style-name="T394"> symbols used </text:span><text:span text:style-name="T395">elsewhere in the system. /ḱ, ǵ/</text:span><text:span text:style-name="T396"> </text:span><text:span text:style-name="T395">are </text:span><text:span text:style-name="T391">anyway </text:span><text:span text:style-name="T395">already used in my system for foreign /k, g/ before front-vowels</text:span><text:span text:style-name="T396">, and </text:span><text:span text:style-name="T391">/</text:span><text:span text:style-name="T392">ť ď</text:span><text:span text:style-name="T390">/</text:span><text:span text:style-name="T396"> </text:span><text:span text:style-name="T397">look</text:span><text:span text:style-name="T396"> too similar to the common denotations of secondarily-palatalised</text:span><text:span text:style-name="T397"> post-Jer Shift</text:span><text:span text:style-name="T396"> /t' d'/,</text:span><text:span text:style-name="T397"> as used</text:span><text:span text:style-name="T396"> in discussions of systems like Russian or Eastern Bulgarian where th</text:span><text:span text:style-name="T397">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3">ⰼ ⱋ</text:span>&gt; for both sets (i.e. alongside attested <text:span text:style-name="T293">ⰻⰼⰵⰿⱁⱀⱏ</text:span> &lt; ἡγεμών would have been **<text:span text:style-name="T293">ⱁⱄⱘⰼⰵⱀⰻ</text:span> &lt;*osǫђeni, and alongside attested <text:span text:style-name="T293">ⰴⱐⱋⰵⱃⱐ</text:span> &lt;*dъћerь would have been **<text:span text:style-name="T29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85">ќемер</text:span> &lt; Tk. <text:span text:style-name="T285">kemer</text:span> ‘belt’, <text:span text:style-name="T285">ќе</text:span> &lt; *[xъ]ћe[tъ]; <text:span text:style-name="T285">ѓон</text:span> &lt; Tk. <text:span text:style-name="T285">gön</text:span> ‘leather’, <text:span text:style-name="T285">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398">and so</text:span> must've fallen together in the CS period<text:span text:style-name="T399">,</text:span> because they often alternate with their respective un-palatalised counterparts morphologically and derivationally, e.g. očistiti:očišћenьje vs. jьskati:jьščǫ, jǢzditi:jǢžђǫ vs jьzgъnati:jьžǯenǫ.</text:p>
      <text:p text:style-name="P74"/>
      <text:p text:style-name="P75"/>
      <text:p text:style-name="P76"><text:bookmark text:name="docs-internal-guid-10c48745-7fff-6ee8-4943-7cad2689b133"/><text:span text:style-name="T400">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text:span><text:span text:style-name="T401">ś</text:span><text:span text:style-name="T400"> d</text:span><text:span text:style-name="T402">ź</text:span><text:span text:style-name="T400">/, is ahistorical. However it should be reemphasised that the primary goal of my LCS reconstructions is to act as an index </text:span><text:span text:style-name="T403">which </text:span><text:span text:style-name="T400">allow</text:span><text:span text:style-name="T403">s</text:span><text:span text:style-name="T400">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404">structurally</text:span><text:span text:style-name="T405"> </text:span><text:span text:style-name="T400">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7"/>
      <text:p text:style-name="P77">/<text:span text:style-name="T406">j/</text:span></text:p>
      <text:p text:style-name="P78"><text:soft-page-break/>The tendency for ECS *ā- to have taken prothetic /j/ by LCS <text:span text:style-name="T407">times</text:span> (in accordance with the drive towards op<text:span text:style-name="T408">e</text:span>n syllables) can <text:span text:style-name="T408">make it difficult to distinguish these groups </text:span><text:span text:style-name="T409">from *jǢ‑ </text:span>in the absence of wider Indo-European evidence. <text:span text:style-name="T408">N</text:span>ormally I’<text:span text:style-name="T408">ve</text:span> <text:span text:style-name="T410">follow</text:span><text:span text:style-name="T408">ed</text:span><text:span text:style-name="T410"> Derksen (2009), or the ESSJA, but for certain lexemes, e.g. *ama ‘pit’, which in OCS is spelt overwhelmingly with </text:span><text:span text:style-name="T411">ⱑⰿ</text:span><text:span text:style-name="T412">‑</text:span><text:span text:style-name="T410"> </text:span><text:span text:style-name="T408">or </text:span><text:span text:style-name="T411">ꙗм</text:span><text:span text:style-name="T410">‑, </text:span><text:span text:style-name="T408">the single Greek cognate </text:span><text:span text:style-name="T413">ἄμη </text:span><text:span text:style-name="T408">adduced by ESSJa I p.70 in favour of jot-less *am- i</text:span><text:span text:style-name="T414">s not enough to categorically exclude the alternative *jǢma.</text:span><text:span text:style-name="T415"> In particular the 1sg. nom. pronoun *azъ/jǢzъ is</text:span><text:span text:style-name="T416"> especially</text:span><text:span text:style-name="T415"> problematic</text:span><text:span text:style-name="T417">: </text:span><text:span text:style-name="T418">I follow </text:span><text:span text:style-name="T417">ESSJA I p.100</text:span><text:span text:style-name="T419"> which ultimately plumps for</text:span><text:span text:style-name="T417"> *azъ, </text:span><text:span text:style-name="T419">but </text:span><text:span text:style-name="T417">Derksen doesn't </text:span><text:span text:style-name="T420">discuss</text:span><text:span text:style-name="T417"> it at all. </text:span><text:span text:style-name="T420">A lengthy discussion of the evidence can be found in </text:span><text:span text:style-name="T421">T</text:span><text:span text:style-name="T417">eneva</text:span><text:span text:style-name="T422">'s</text:span><text:span text:style-name="T417"> (2012)</text:span><text:span text:style-name="T423"> article on the subject</text:span></text:p>
      <text:p text:style-name="P79">Forms with insecure etymologies can’t under any methodology be u<text:span text:style-name="T424">se, </text:span><text:span text:style-name="T425">so </text:span><text:span text:style-name="T424"><text:s/></text:span></text:p>
      <text:p text:style-name="P78"/>
      <text:p text:style-name="P80">Like Derksen, I assume that roots going back to PIE jot-less long *ē <text:span text:style-name="T426">or dipthongal *oi-,</text:span> <text:span text:style-name="T427">e.g.</text:span> the root for ‘to eat’, PIE *h₁ēd, <text:span text:style-name="T428">all took prothetic *j and merged with *jǢ‑ from other sources, unlike Durnovo (1929: 54), who seems to think that </text:span><text:span text:style-name="T426">such a development was limited to Bulgarian and Macedonian dialects, including those underlying OCS (where in the Cyrillic mss. we get regular </text:span><text:span text:style-name="T429">ꙗсти</text:span><text:span text:style-name="T426"> etc.). Isolated nominal forms like Ru. </text:span><text:span text:style-name="T430">язва</text:span><text:span text:style-name="T426"> (which Derksen derives from a Balto-Slavic *oi‑ based on Lith. </text:span><text:span text:style-name="T430">aiža</text:span><text:span text:style-name="T426"> and Old Prussian </text:span><text:span text:style-name="T430">eyswo</text:span><text:span text:style-name="T426">) suggest that *ě reflexes in the modern forms of verbs like Ru. </text:span><text:span text:style-name="T430">ехать</text:span><text:span text:style-name="T426">, Pol. </text:span><text:span text:style-name="T430">jeść</text:span><text:span text:style-name="T426"> </text:span><text:span text:style-name="T431">are later</text:span><text:span text:style-name="T432"> generalis</text:span><text:span text:style-name="T431">ations</text:span><text:span text:style-name="T432"> from prefixed forms like OR </text:span><text:span text:style-name="T433">сънѣсти</text:span><text:span text:style-name="T434">, </text:span><text:span text:style-name="T435">where no jot-prothesis could take place </text:span><text:span text:style-name="T436">(cf. Schenker 1995: 88, Winslow 2022: 302 fn.14).</text:span></text:p>
      <text:p text:style-name="P81"/>
      <text:p text:style-name="P82">Jers before /j/</text:p>
      <text:p text:style-name="P83"><text:span text:style-name="T437">As </text:span><text:span text:style-name="T438">explored more fully</text:span><text:span text:style-name="T437"> in Winslow (2022: 313-315),</text:span> <text:span text:style-name="T439">OCS spellings seem to suggest that free-variation between </text:span><text:span text:style-name="T440">&lt;ь,ъ&gt; </text:span><text:span text:style-name="T439">and</text:span><text:span text:style-name="T440"> &lt;и,ъі&gt; </text:span><text:span text:style-name="T439">was a feature of the pre-Jer Shift Urkirchenslavisch orthographic system for conveying the</text:span><text:span text:style-name="T438"> </text:span><text:span text:style-name="T439">reflexes of the </text:span>sound-groups *ьj and *ъj <text:span text:style-name="T439">(</text:span>so-called ‘tense jers’<text:span text:style-name="T439">), </text:span><text:span text:style-name="T440">regardless of </text:span><text:span text:style-name="T439">whether they were in </text:span><text:span text:style-name="T440">strong </text:span><text:span text:style-name="T439">or </text:span><text:span text:style-name="T440">weak position. </text:span><text:span text:style-name="T439">T</text:span><text:span text:style-name="T441">he </text:span><text:span text:style-name="T442">e</text:span><text:span text:style-name="T441">xamples given were</text:span><text:span text:style-name="T442">: Zogr. </text:span><text:span text:style-name="T443">ⰸⱀⰰⰿⰵⱀ</text:span><text:span text:style-name="T444">ⱐ</text:span><text:span text:style-name="T443">ⱑ </text:span><text:span text:style-name="T445">vs</text:span><text:span text:style-name="T446"> </text:span><text:span text:style-name="T443">ⰸⱀⰰⰿⰵⱀ</text:span><text:span text:style-name="T444">ⰻ</text:span><text:span text:style-name="T443">ⱑ</text:span><text:span text:style-name="T442"> &lt;</text:span><text:span text:style-name="T439">*znamenьjǢ,</text:span> <text:span text:style-name="T443">ⱆⰴⰰⱃ</text:span><text:span text:style-name="T444">ⱐ</text:span><text:span text:style-name="T443">ⰺ </text:span>&lt;*udaŕь-jь<text:span text:style-name="T443"> </text:span><text:span text:style-name="T445">vs</text:span><text:span text:style-name="T443"> ⱁⰿⱁⱍ</text:span><text:span text:style-name="T444">ⰻ</text:span><text:span text:style-name="T443">ⰹ</text:span> &lt;*omočь-jь; <text:span text:style-name="T447">Mar.</text:span> <text:span text:style-name="T448">ⱁⱄⱘⰴⱔⱅ</text:span><text:span text:style-name="T449">ⱏ</text:span><text:span text:style-name="T448"> ⰹ</text:span><text:span text:style-name="T447"> vs </text:span><text:span text:style-name="T448">ⱁⱄⱘⰴⱔⱅ</text:span><text:span text:style-name="T449">ⱏⰹ</text:span><text:span text:style-name="T448"> ⰻ</text:span><text:span text:style-name="T293"> </text:span>&lt;<text:span text:style-name="T447">*osǫdętъ</text:span><text:span text:style-name="T450"> ‿ </text:span><text:span text:style-name="T451">j</text:span><text:span text:style-name="T451">ь; </text:span>KF <text:span text:style-name="T443">ⰿⰻⰾⱁⱄⱅ</text:span><text:span text:style-name="T444">ⱐ</text:span><text:span text:style-name="T443">ⱙ</text:span><text:span text:style-name="T441"> </text:span><text:span text:style-name="T452">vs </text:span><text:span text:style-name="T443">ⰿⰻⰾⱁⱄⱅ</text:span><text:span text:style-name="T444">ⰻ</text:span><text:span text:style-name="T443">ⱙ</text:span> &lt;<text:span text:style-name="T452">*milostьjǫ,</text:span> <text:span text:style-name="T453">ⰲⱐⱄⰵⰿⱁⰳ</text:span><text:span text:style-name="T454">ⱏ</text:span><text:span text:style-name="T453">ⰹ</text:span><text:span text:style-name="T293"> </text:span><text:span text:style-name="T455">vs</text:span><text:span text:style-name="T456"> </text:span><text:span text:style-name="T453">ⰲⱐⱄⰵⰿⱁⰳ</text:span><text:span text:style-name="T454">ⱏⰻ</text:span><text:span text:style-name="T453">ⰹ </text:span>&lt; *vьx<text:span text:style-name="T457">o</text:span>mog<text:span text:style-name="T189">y̨</text:span>-jь). <text:span text:style-name="T458">Of importance here is the fact that the same orthographic system characterises both pre- </text:span><text:span text:style-name="T459">(KF)</text:span><text:span text:style-name="T458"> and post-Jer Shift texts, </text:span><text:span text:style-name="T460">even though we know from </text:span></text:p>
      <text:p text:style-name="P84"/>
      <text:p text:style-name="P84"><text:span text:style-name="T440"><text:s/>This suggests that the difference between these phonemes was neutralised before /j/, and we should perhaps posit archiphonemes /Î/ and /Ŷ/ in this position. This is simply a restatement of what Trubetzkoy’s </text:span><text:span text:style-name="T461">(1954: 70)</text:span><text:span text:style-name="T440"> analysis</text:span></text:p>
      <text:p text:style-name="P85"/>
      <text:p text:style-name="P85">-<text:span text:style-name="T462">add evidence from Usp. Sbornik of foreign borrowings with *ij- written with jers as further proof of ban on *ij- in pre-Jer Shift slavic</text:span></text:p>
      <text:p text:style-name="P86"/>
      <text:p text:style-name="P87"/>
      <text:p text:style-name="P88">With word-initial *ji-/*jь-, I follow Derksen's (2009: 16) practice of writing *jь-, even though Derksen himself (2003) has argued for a split between *ji- and *jь- conditioned <text:span text:style-name="T463">partly </text:span>by accentological factors (which, as stated above, I have chosen not to consider). Most of the modern languages reflect these groups as just /i-/, except for Czech and Ukrainian<text:span text:style-name="T464">:</text:span> forms like Cz. <text:span text:style-name="T285">jdou</text:span> and Ukr. (<text:span text:style-name="T465">after</text:span> vowels) <text:span text:style-name="T285">йдyть</text:span> appear to have treated the weak-jer in *jьd<text:span text:style-name="T464">ǫ</text:span>tь just like any other and retained the /j/, and Ukr. <text:span text:style-name="T285">ськати</text:span> &lt;*jьskati (with the restricted meaning ‘look for nits/fleas in someone's hair’ after the base-meaning ‘seek’ was transferred to the Polonism <text:span text:style-name="T285">шукати</text:span>) shows the expected Ukr. softening of the /s/ after fallen weak-jer in *ьsk groups (cf. <text:span text:style-name="T285">поль</text:span><text:span text:style-name="T466">сь</text:span><text:span text:style-name="T285">кий</text:span>).</text:p>
      <text:p text:style-name="P89"><text:span text:style-name="T467">I make a</text:span><text:span text:style-name="T406">n</text:span> exception for certain forms of the personal-pronoun *jь, however, and write *jimь, *jima, *jixъ *jimъ and *jimi for the masc/nt. instr. sg. and dat.<text:span text:style-name="T419">/i</text:span>nstr. dual<text:span text:style-name="T419">/</text:span>pl., because<text:span text:style-name="T468"> Czech here has</text:span><text:span text:style-name="T469"> jim jich jimi.</text:span></text:p>
      <text:p text:style-name="P90">In badly-integrated clearly post-LCS foreign words, such as Biblical names like <text:span text:style-name="T293">иꙗковъ</text:span> (borrowed via Gk. <text:span text:style-name="T285">Ἰακώβ</text:span>), or <text:span text:style-name="T470">ꙇꙉемонъ</text:span><text:span text:style-name="T471"> (&lt; </text:span><text:span text:style-name="T472">ἡγεμών</text:span><text:span text:style-name="T471">), I keep a bare initial *i‑, </text:span><text:span text:style-name="T473">though this is rather an arbitrary </text:span><text:soft-page-break/><text:span text:style-name="T473">choice and done partly as a way of marking such words as no</text:span><text:span text:style-name="T474">n</text:span><text:span text:style-name="T473">-native</text:span><text:span text:style-name="T473"><text:note text:id="ftn11" text:note-class="footnote"><text:note-citation>10</text:note-citation><text:note-body><text:p text:style-name="P91">Spellings like Zogr. Mark 13:<text:span text:style-name="T475">3</text:span><text:span text:style-name="T303"> “</text:span><text:span text:style-name="T293">петръ. ꙇ ѣковъ. ꙇ оаннъ.</text:span><text:span text:style-name="T303">” “Peter and Jacob and John” would suggest that t</text:span>his initial *i‑ can get dropped after an /i/ of a preceding word, <text:span text:style-name="T476">but whether this points to </text:span><text:span text:style-name="T477">a </text:span><text:span text:style-name="T476">dropping of the non-native *i‑, simple deletion of </text:span><text:span text:style-name="T478">a</text:span><text:span text:style-name="T476"> double /i i/ (haplology), or a native-like reflex of a weak-jer</text:span> *i ‿ <text:s/>jьjǢkovъ &gt; /i ‿ <text:s/>jakov/, <text:span text:style-name="T476">is not really knowable, so indexing such words with a markedly foreign </text:span><text:span text:style-name="T475">initial </text:span><text:span text:style-name="T476">*ij‑ group is </text:span><text:span text:style-name="T479">again </text:span><text:span text:style-name="T476">the best way of allowing such difficult cases to be investigated. </text:span></text:p></text:note-body></text:note></text:span><text:span text:style-name="T473"> </text:span><text:span text:style-name="T480">(cf. my treatment of foreign initial *e‑ below)</text:span><text:span text:style-name="T473">. </text:span><text:span text:style-name="T481">An exception is made for </text:span><text:span text:style-name="T482">исоусъ</text:span><text:span text:style-name="T481"> &lt; </text:span><text:span text:style-name="T483">Gk. </text:span><text:span text:style-name="T484">Ἰησοῦς</text:span><text:span text:style-name="T483">, </text:span><text:span text:style-name="T485">because of the greater likelihood that Slavs will have heard of Jesus even before </text:span><text:span text:style-name="T486">the first biblical translations, and because </text:span><text:span text:style-name="T487">spellings like Zogr. </text:span><text:span text:style-name="T488">кꙑ и҃су </text:span><text:span text:style-name="T480">suggest the same /Ŷ/ archiphoneme reflex of *ъ before /j/ as you get in Mar. </text:span><text:span text:style-name="T489">въі истинѫ </text:span><text:span text:style-name="T480">&lt; native *vъ ‿ jьstinǫ</text:span></text:p>
      <text:p text:style-name="P92"/>
      <text:p text:style-name="P93">Prefixed forms like *do‑jьti 'to come, arrive' for mor<text:span text:style-name="T490">p</text:span>hological reasons have to be distinguished from the class 4 verb *dojiti<text:span text:style-name="T491">/dojiši/dojimъ etc.</text:span> 'to breastfeed'<text:span text:style-name="T490"> (and its deriv</text:span><text:span text:style-name="T491">ed noun</text:span><text:span text:style-name="T490"> *doji</text:span><text:span text:style-name="T492">d</text:span><text:span text:style-name="T490">lika)</text:span>, <text:span text:style-name="T491">a difference which is reflected in the modern Ukrainian </text:span><text:span text:style-name="T493">дійти</text:span><text:span text:style-name="T491"> (&lt;*dojьti with compensatorily-lengthened /o/ &gt; /i/) vs </text:span><text:span text:style-name="T493">доїти</text:span><text:span text:style-name="T494">. </text:span><text:span text:style-name="T495">Thus </text:span><text:span text:style-name="T496">/</text:span><text:span text:style-name="T497">i/ can follow /j/ when </text:span><text:span text:style-name="T495">the former is part</text:span><text:span text:style-name="T497"> of </text:span><text:span text:style-name="T495">a </text:span><text:span text:style-name="T497">morpheme which just happen</text:span><text:span text:style-name="T495">s</text:span><text:span text:style-name="T497"> to be stuck onto a /j/-ending stem: </text:span><text:span text:style-name="T495">I similarly allow words like </text:span><text:span text:style-name="T498">*</text:span><text:span text:style-name="T497">šujika </text:span><text:span text:style-name="T495">(</text:span><text:span text:style-name="T499">шюица</text:span><text:span text:style-name="T495">) and</text:span><text:span text:style-name="T497"> </text:span><text:span text:style-name="T495">*vojinъ ‘warrior’ (</text:span><text:span text:style-name="T499">воинъ,</text:span><text:span text:style-name="T500"> as opposed to *vojьnъ</text:span><text:span text:style-name="T501">, </text:span><text:span text:style-name="T500">the gen. pl. of *vojьna</text:span><text:span text:style-name="T502">)</text:span><text:span text:style-name="T500">, or the loc. sg/pl. desinences of any jo-stem noun whose stem ends on /j/, e.g. Psal. </text:span><text:span text:style-name="T499">ⰶⱃⱑⰱⱐⰹ</text:span><text:span text:style-name="T500"> &lt;*žerbьji.</text:span></text:p>
      <text:p text:style-name="P94"/>
      <text:p text:style-name="P94"/>
      <text:p text:style-name="P94"/>
      <text:p text:style-name="P94"/>
      <text:p text:style-name="P95"/>
      <text:p text:style-name="P95"/>
      <text:p text:style-name="P96">-<text:span text:style-name="T503">mention foreign ijoana etc., jisus as other exceptions</text:span></text:p>
      <text:p text:style-name="P97">-perhaps use the adverb третиици *tretьjiki, which as to be a fossilised locative of a PV3-fem noun in *-ika, as another example where the morphology forces us to write *ji</text:p>
      <text:p text:style-name="P98"/>
      <text:p text:style-name="P98"/>
      <text:p text:style-name="P99">No Glagolitic text makes any effort to distinguish /je/ (after vowels or word-initially) from post-consonantal /e/, writing both with &lt;<text:span text:style-name="T504">ⰵ</text:span>&gt;, unlike the situation with <text:span text:style-name="T505">the reflexes of</text:span> <text:span text:style-name="T505">*</text:span>ję vs <text:span text:style-name="T505">*</text:span>ę, where in Zogr. and Mar. and partially in Assem. <text:span text:style-name="T506">(Velcheva 1981: p.168)</text:span> <text:span text:style-name="T507">the </text:span>full front-nasal digraph &lt;<text:span text:style-name="T504">ⱗ</text:span>&gt; is reserved for <text:span text:style-name="T505">*</text:span>ję, while just the second 'nasalising component' &lt;<text:span text:style-name="T504">ⱔ</text:span>&gt; is used for post-consontal <text:span text:style-name="T505">*</text:span>ę, <text:span text:style-name="T508">e.g. Mar. 3</text:span><text:span text:style-name="T509">rd</text:span><text:span text:style-name="T508"> pl. aorist </text:span><text:span text:style-name="T510">ⱗ</text:span><text:span text:style-name="T511">ⱄ</text:span><text:span text:style-name="T510">ⱔ</text:span><text:span text:style-name="T508"> &lt;*</text:span><text:span text:style-name="T512">ję</text:span><text:span text:style-name="T508">s</text:span><text:span text:style-name="T512">ę</text:span><text:span text:style-name="T508">, as opposed to KF </text:span><text:span text:style-name="T511">ⱂⱃⰹ</text:span><text:span text:style-name="T510">ⱗ</text:span><text:span text:style-name="T511">ⱅⰻ</text:span><text:span text:style-name="T508"> &lt;</text:span><text:span text:style-name="T513">*pri</text:span><text:span text:style-name="T514">ję</text:span><text:span text:style-name="T513">ti</text:span><text:span text:style-name="T508"> vs </text:span><text:span text:style-name="T511">ⰲⱏⰸ</text:span><text:span text:style-name="T510">ⱗ</text:span><text:span text:style-name="T511">ⰾⰹ</text:span><text:span text:style-name="T508"> &lt;</text:span><text:span text:style-name="T513">*vъz</text:span><text:span text:style-name="T514">ę</text:span><text:span text:style-name="T513">li</text:span><text:note text:id="ftn10" text:note-class="footnote"><text:note-citation>11</text:note-citation><text:note-body><text:p text:style-name="P100">Psalterium Sinaiticum contains just six occurrences of <text:span text:style-name="T515">non-digraph</text:span> &lt;<text:span text:style-name="T293">ⱔ</text:span>&gt;: <text:span text:style-name="T516">ⰱⱃⱑⰿⱔ</text:span><text:span text:style-name="T293">, </text:span><text:span text:style-name="T516">ⰲⱏⰸⰾⰰⱍⱔ</text:span><text:span text:style-name="T293">, </text:span><text:span text:style-name="T516">ⱄⱅⱐⰷⱔ</text:span><text:span text:style-name="T293">, </text:span><text:span text:style-name="T516">ⱅⱔ</text:span><text:span text:style-name="T293">, </text:span><text:span text:style-name="T516">ⱀⱔ</text:span><text:span text:style-name="T293">, </text:span><text:span text:style-name="T303">and</text:span><text:span text:style-name="T293"> </text:span><text:span text:style-name="T516">ⱂⱃⱁⰽⰾⱔⱅⱏ</text:span>, according to Eckhoff’s digitisation, <text:span text:style-name="T517">five</text:span><text:span text:style-name="T518"> of which I’ve confirmed with Altbauer’s (1971) facsimile of the manuscript. </text:span><text:span text:style-name="T516">ⱂⱃⱁⰽⰾⱔⱅⱏ</text:span> <text:span text:style-name="T518">is from Psalm 151 in the newly-discovered part and thus not included in Alt</text:span><text:span text:style-name="T517">bauer’</text:span><text:span text:style-name="T519">s</text:span><text:span text:style-name="T517"> facsimile.</text:span></text:p></text:note-body></text:note>. </text:p>
      <text:p text:style-name="P99">Glagolitic evidence alone <text:span text:style-name="T520">therefore </text:span>would suggest that foreign borrowing<text:span text:style-name="T520">s</text:span> with word-initial /e-/ were simply adapted to whatever the reflex of native LCS *je was, but Suprasliensis, with its jotated &lt;<text:span text:style-name="T293">ѥ</text:span>&gt; letter, does make an extremely consistent <text:span text:style-name="T521">spelling </text:span>distinction between foreign borrowings and native Slavic words: <text:span text:style-name="T522">of the </text:span><text:span text:style-name="T523">157 occurrences of the </text:span><text:span text:style-name="T524">1</text:span><text:span text:style-name="T525">3</text:span><text:span text:style-name="T522"> foreign lemmas I have </text:span><text:span text:style-name="T526">so far </text:span><text:span text:style-name="T522">reconstructed with word-initial *e/*je‑ which appear in Supr. (</text:span><text:span text:style-name="T527">episkupъ, evanǵelьje, eǵüpьtъ, elisavetь, elinъ, evanǵelistъ, eǵüpьtьskъ, elinьskъ, episkupьstvo, evrejьskъ, elisejь, emъmausъ, etijopьskъ</text:span><text:span text:style-name="T528">), </text:span><text:span text:style-name="T529">the only spellings with </text:span><text:span text:style-name="T530">&lt;</text:span><text:span text:style-name="T531">ѥ</text:span><text:span text:style-name="T530">&gt; </text:span><text:span text:style-name="T529">are </text:span><text:span text:style-name="T532">ѥлисеи</text:span><text:span text:style-name="T533">,</text:span><text:span text:style-name="T529"> </text:span><text:span text:style-name="T532">ѥ͞ппъ, ѥ͑лини</text:span><text:span text:style-name="T533">, </text:span><text:span text:style-name="T534">and</text:span><text:span text:style-name="T532"> </text:span><text:span text:style-name="T535">ѥ҅лина</text:span><text:span text:style-name="T536">, </text:span><text:span text:style-name="T534">i.e. 4/157 </text:span><text:span text:style-name="T537">or 2.5%</text:span><text:span text:style-name="T534">. </text:span><text:span text:style-name="T538">By contrast, of the 3172 native Slavic words in Suprasliensis which I Autoreconstruct as starting with *je- (not all of whose lemmas start with *je-, </text:span><text:span text:style-name="T539">e.g. forms of *</text:span><text:span text:style-name="T540">byti</text:span><text:span text:style-name="T538">), just 8</text:span><text:span text:style-name="T539">8</text:span><text:span text:style-name="T538"> are written with initial &lt;</text:span><text:span text:style-name="T541">е</text:span><text:span text:style-name="T538">&gt;, vs 30</text:span><text:span text:style-name="T539">70</text:span><text:span text:style-name="T538"> with &lt;</text:span><text:span text:style-name="T531">ѥ</text:span><text:span text:style-name="T542">&gt;</text:span><text:span text:style-name="T542"><text:note text:id="ftn0" text:note-class="footnote"><text:note-citation>12</text:note-citation><text:note-body><text:p text:style-name="Footnote"><text:span text:style-name="T543">T</text:span>he leftover 14 are things like 1st. pres. dual. <text:span text:style-name="T293">и҅мавѣ</text:span> which <text:span text:style-name="T543">Eckhoff’s corpus wrongly</text:span> lemmatise<text:span text:style-name="T543">s</text:span> as *jьmati instead of *jьměti, and <text:span text:style-name="T544">which </text:span>thus get reconstructed as *jemĺevě <text:span text:style-name="T543">instead of *jьmavě. </text:span><text:span text:style-name="T505">At the time of writing only 3227/6862 Suprasliensis lemmas have been reconstructed, but those 3227 cover 89713/99194, or 90.4% </text:span><text:span text:style-name="T545">of the words.</text:span></text:p></text:note-body></text:note></text:span><text:span text:style-name="T539">. </text:span><text:span text:style-name="T546">Thus 97.2% of native word-initial *je‑ in Suprasliensis is spelt with </text:span><text:span text:style-name="T538">&lt;</text:span><text:span text:style-name="T531">ѥ</text:span><text:span text:style-name="T542">&gt;, </text:span><text:span text:style-name="T546">while 97.5% of the </text:span><text:span text:style-name="T547">occurrences of the</text:span><text:span text:style-name="T546"> </text:span><text:span text:style-name="T548">clearly post-LCS Greek-mediated foreign borrowings</text:span><text:span text:style-name="T546"> </text:span><text:span text:style-name="T547">listed above </text:span><text:span text:style-name="T546">instead use plain </text:span><text:span text:style-name="T538">&lt;</text:span><text:span text:style-name="T541">е</text:span><text:span text:style-name="T538">&gt;, </text:span><text:span text:style-name="T546">suggesting that </text:span><text:span text:style-name="T549">some</text:span><text:span text:style-name="T546"> sort of difference was felt, at least by the scribes </text:span><text:span text:style-name="T548">of Suprasliensis, </text:span><text:span text:style-name="T547">and that we probably shouldn’t</text:span><text:span text:style-name="T546"> </text:span><text:span text:style-name="T547">index these with the same *je‑ as used for native forms. I therefore use non-jotated *e‑ for such foreign borrowings, and the extent to which they take prothetic *j‑ </text:span><text:span text:style-name="T550">and </text:span><text:soft-page-break/><text:span text:style-name="T550">fall together with the native vocabularly </text:span><text:span text:style-name="T547">is left </text:span><text:span text:style-name="T550">as something for investigators to determine </text:span><text:span text:style-name="T551">based on the evidence of each manuscript</text:span><text:span text:style-name="T550">. </text:span></text:p>
      <text:p text:style-name="P87"/>
      <text:p text:style-name="P101">*u-, *ju- : ju- only for inherited PIE *y-</text:p>
      <text:p text:style-name="P102">-<text:span text:style-name="T552">just briefly mention the contoversy about *jutro and Derksen vs ESSJa’s reconstruction</text:span></text:p>
      <text:p text:style-name="P103"/>
      <text:p text:style-name="P104"/>
      <text:p text:style-name="P105">treatment of clusters like jьs-šьdъ jьs-kě, <text:span text:style-name="T553">ors­-sěkti, </text:span>which in OCS are simplified but kept separate by me, vs ot-xod, ob-xod, which I reconstruct as simplified to ox-, ox-<text:span text:style-name="T554">, issues of reformation with jer-containing prefixes like otъ- in many words </text:span></text:p>
      <text:p text:style-name="P106"><text:s/></text:p>
      <text:p text:style-name="P107"/>
      <text:p text:style-name="P108"><text:span text:style-name="T555">An example of</text:span><text:span text:style-name="T556"> </text:span><text:span text:style-name="T555">morphological</text:span><text:span text:style-name="T556"> </text:span><text:span text:style-name="T555">change contingent upon structural phonological change, leading to manuscript forms which preclude </text:span><text:span text:style-name="T556">any</text:span><text:span text:style-name="T555"> </text:span><text:span text:style-name="T557">valid re</text:span><text:span text:style-name="T558">construction</text:span><text:span text:style-name="T555"> of </text:span><text:span text:style-name="T556">their</text:span><text:span text:style-name="T555"> direct LCS-stage ancestor</text:span><text:span text:style-name="T556">s</text:span><text:span text:style-name="T555">, </text:span><text:span text:style-name="T556">is the replacement of i‑stem endings with those of the corresponding jo- or j</text:span><text:span text:style-name="T559">ā-stems</text:span><text:span text:style-name="T556">, in nouns whose stems end on labials or the subset of LCS dental consonants which lack palatal counterparts, viz. /d t s z/. </text:span><text:span text:style-name="T557">Evidence </text:span><text:span text:style-name="T560">for</text:span><text:span text:style-name="T557"> such a change is furnished by the </text:span><text:span text:style-name="T561">Old Russian masc gen./acc. form </text:span><text:span text:style-name="T562">татѧ</text:span><text:span text:style-name="T563"> </text:span><text:span text:style-name="T561">from the 1229 Treaty between Smolensk, Riga and Gotland (Version A).</text:span><text:span text:style-name="T564"> </text:span><text:span text:style-name="T563">LCS *tatь is a</text:span><text:span text:style-name="T564"> masc. i-stem noun with genitive *tati, as it still appears in the Codex Suprasliensis translation of John Chrysostom's Homily for Holy Thursday (</text:span><text:span text:style-name="T565">...то кажетъ владꙑкꙑ чловѣколюбь҆ѥ҅· ꙗ҅ко прѣданника раꙁбои҅ника тат</text:span><text:span text:style-name="T566">и</text:span><text:span text:style-name="T565">...</text:span><text:span text:style-name="T564">)</text:span><text:span text:style-name="T563">, but in the dialect underlying the </text:span><text:span text:style-name="T567">1229</text:span><text:span text:style-name="T568"> Treaty</text:span><text:span text:style-name="T563"> the rise of </text:span><text:span text:style-name="T569">phonemically </text:span><text:span text:style-name="T563">palatalised /t'/ </text:span><text:span text:style-name="T569">after the Jer Shift means that the stem (and the nom. sg. </text:span><text:span text:style-name="T570">тать</text:span><text:span text:style-name="T569"> /tat'/) of this noun now end</text:span><text:span text:style-name="T571">s</text:span><text:span text:style-name="T569"> on the same class of "soft" consonants as original jo-stem nouns like *pastyŕь &gt; /pastyr'/, where the original LCS palatal *ŕ has fallen together with secondarily-palatalised /r'/ from plain LCS *r before LCS front-vowels</text:span><text:span text:style-name="T572">, in e.g. the original i-stem *zvěrь &gt; /zvěr'/. This system thus no longer distinguishes between </text:span><text:span text:style-name="T571">descendants of the original</text:span><text:span text:style-name="T572"> LCS palatals and </text:span><text:span text:style-name="T571">the newly </text:span><text:span text:style-name="T572">secondarily-palatalised consonants like /t'/:</text:span><text:span text:style-name="T573"> </text:span><text:span text:style-name="T571">both are now together in the set of 'soft' consonants, opposed to their </text:span><text:span text:style-name="T574">'plain' or </text:span><text:span text:style-name="T571">'hard' counterparts, and so tend towards taking the same set of inflectional endings (in this case those of the original jo-stems)</text:span><text:span text:style-name="T575">. </text:span><text:span text:style-name="T576">Consequently, a word like </text:span><text:span text:style-name="T570">тать</text:span><text:span text:style-name="T576"> has begun to take jo-stem endings, including the Old Russian /a/ reflex of LCS *Ǣ in the gen</text:span><text:span text:style-name="T577">itive/accusative singular.</text:span></text:p>
      <text:p text:style-name="P108"><text:span text:style-name="T575">LCS /Ǣ/</text:span><text:span text:style-name="T578">, though,</text:span><text:span text:style-name="T575"> by definition can only occur after LCS palatal consonants</text:span><text:span text:style-name="T579"> (see </text:span><text:span text:style-name="T580">above</text:span><text:span text:style-name="T579">)</text:span><text:span text:style-name="T575">, so</text:span><text:span text:style-name="T581"> a reconstruction *tatǢ is just nonsensical. In the case of the </text:span><text:span text:style-name="T574">dat. sg.</text:span><text:span text:style-name="T581"> /u/-desinence (</text:span><text:span text:style-name="T574">which isn't</text:span><text:span text:style-name="T581"> attested in our Treaty but it exists in modern Russian</text:span><text:span text:style-name="T582"> татю</text:span><text:span text:style-name="T583">), we don't even have an LCS archiphoneme available to signal a preceding soft-consonant; there's simply no way of getting from LCS *tatu to Russian /tat'u</text:span><text:span text:style-name="T584">/, </text:span><text:span text:style-name="T585">because</text:span><text:span text:style-name="T586"> </text:span><text:span text:style-name="T587">such a form was only made possible by the rise of phonemic /t'/, so </text:span><text:span text:style-name="T588">our ability to index it with our LCS system is gone.</text:span></text:p>
      <text:p text:style-name="P109">Forms like <text:span text:style-name="T589">татѧ</text:span><text:span text:style-name="T590">, </text:span><text:span text:style-name="T591">then,</text:span><text:span text:style-name="T590"> </text:span>though they frustrate our goal of reconstructing entire texts, do <text:span text:style-name="T592">provide us some objective measure of ‘linguistic distance’ between stages of a language, because </text:span></text:p>
      <text:p text:style-name="P110"/>
      <text:p text:style-name="P110"/>
      <text:p text:style-name="P110"/>
      <text:p text:style-name="P110">//<text:span text:style-name="T593">this is </text:span><text:span text:style-name="T594">just rough unstructured ideas, some of which may already have been incorporated into the text above</text:span></text:p>
      <text:p text:style-name="P110"/>
      <text:p text:style-name="P111">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12"/>
      <text:p text:style-name="P113"><text:span text:style-name="T595">For example, whether or not </text:span><text:span text:style-name="T596">there actually existed at the LCS stage a</text:span><text:span text:style-name="T595"> </text:span><text:span text:style-name="T597">mechanism for deriving </text:span><text:span text:style-name="T595">secondary-imperfective verb</text:span><text:span text:style-name="T597">s like OCS</text:span><text:span text:style-name="T595"> </text:span><text:span text:style-name="T598">разарꙗти</text:span><text:span text:style-name="T599"> </text:span><text:span text:style-name="T600">&lt;*orzaŕǢti</text:span><text:span text:style-name="T601"> from the prefixed </text:span><text:span text:style-name="T602">разорити</text:span><text:span text:style-name="T601"> </text:span><text:span text:style-name="T603">*</text:span><text:span text:style-name="T596">orzoriti is irrelevant, because LCS /</text:span><text:span text:style-name="T600">orzaŕǢti/ does not violate the rule of LCS phonotactics: palatal /ŕ/ can be </text:span><text:soft-page-break/><text:span text:style-name="T600">followed by /Ǣ/ </text:span><text:span text:style-name="T596"><text:s/></text:span><text:span text:style-name="T604">because such a combination exists in the paradigms of wholly securely reconstructable jo-stem nouns, e.g. nt. gen. sg. *moŕǢ</text:span><text:span text:style-name="T605"> (&gt; Pol. morza, OCS </text:span><text:span text:style-name="T606">морꙗ</text:span><text:span text:style-name="T605">, Ru. моря, etc.)</text:span></text:p>
      <text:p text:style-name="P114"/>
      <text:p text:style-name="P115"><text:span text:style-name="T303">In the case of Supr. Gsg. masc. ꙁвѣрѣ, for an original i-stem (звѣри &lt;*zvěri),</text:span><text:span text:style-name="T607">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608">and its stem now </text:span><text:span text:style-name="T607">end</text:span><text:span text:style-name="T608">ed</text:span><text:span text:style-name="T607"> on the same consonant </text:span><text:span text:style-name="T608">/r'/ </text:span><text:span text:style-name="T607">as</text:span><text:span text:style-name="T608"> original ja- and jo-stems ending on LCS *ŕ like </text:span><text:span text:style-name="T609">мор</text:span><text:span text:style-name="T610">҄</text:span><text:span text:style-name="T609">е</text:span><text:span text:style-name="T608"> and </text:span><text:span text:style-name="T609">боурꙗ</text:span><text:span text:style-name="T611">, so it began to be inflected as a jo-stem masculine instead of an i-stem. </text:span></text:p>
      <text:p text:style-name="P116"/>
      <text:p text:style-name="P117"/>
      <text:p text:style-name="P118">It should be emphasised that the historical reality of our reconstructions is only of concern at the phonological level<text:span text:style-name="T612">, that is, phonemes and phonotactics; the plausibility of higher-level structures built out of these units, <text:s/></text:span></text:p>
      <text:p text:style-name="P119"/>
      <text:p text:style-name="P119"/>
      <text:p text:style-name="P119">-<text:span text:style-name="T613">Mention the problems with my class “16” verbs in the morphology-section – i.e. , PAPs in /v/ aren’t very realistic for *žьńǫ, bastard Suprasliensis has PPP заклатъ </text:span><text:span text:style-name="T614">(a noisome foulness)</text:span><text:span text:style-name="T613">, etc.</text:span></text:p>
      <text:p text:style-name="P120">-Could talk about the impossibility of dealing with sъmęšę deviances of S-aorist sъmęsę (vs. sъmętǫ sъmętošę), since unlike with nasal-stems, the deviance-slot here is taken up with the -ox- aorists, leaving no room for deviantly-RUKI’d S-aorists</text:p>
      <text:p text:style-name="P120"/>
      <text:p text:style-name="P120">-<text:span text:style-name="T615">Could use the овьсяныи OR adjective as another example of derivational-morphology made possible only be the rise of soft /s’/ (if it can be confirmed that the *ěnъ adjectival suffix in e.g. OCS оловѣнъ ‘leaden’ is LCS)</text:span></text:p>
      <text:p text:style-name="P120"/>
      <text:p text:style-name="P121">-възлакати would be a good one to use to talk about the unmetathesised groups like *old-, *olk- etc., because the “corpus-forms” table of my thing shows many examples of metathesised and unmetathesised forms</text:p>
      <text:p text:style-name="P120"/>
      <text:p text:style-name="P120"/>
      <text:p text:style-name="P122"><text:span text:style-name="T616">LCS </text:span>Morphology <text:span text:style-name="T616">and the Autoreconstructor</text:span></text:p>
      <text:p text:style-name="P123"/>
      <text:p text:style-name="P123">- Consonant-stems – with the *teĺ- suffix agent-nouns, I mostly follow people like Meillet (1965: <text:span text:style-name="T617">42</text:span>6) in taking consonant-stem endings in most of the plural, <text:span text:style-name="T618">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23">- <text:span text:style-name="T619">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23"/>
      <text:p text:style-name="P124">-<text:span text:style-name="T620">Talk about the pres. forms of *telћi and link back to the discussion about the difficulties with syllabic *ĺ̥, saying that Derksen and the two Czech dictionaries cite <text:s/>*tl̥kǫ forms, and that Zogr. mostly spells this group with &lt;лъ&gt; as well, </text:span><text:span text:style-name="T621">which </text:span><text:span text:style-name="T622">would suggest an switch from e- to o-grade ablaut between the full-grade and zero-grade stems,</text:span><text:span text:style-name="T620"> but also that the issue is confounded by the existence of an o-grade form of the verb *tolћi suggested by the PPP form ⱀⰵⱂⱃⱁ</text:span><text:span text:style-name="T623">ⱅⰾⰰⱍ</text:span><text:span text:style-name="T620">ⰵⱀⱘⱙ &lt;*pro</text:span><text:span text:style-name="T623">tolč</text:span><text:span text:style-name="T620">enǫjǫ in Psal. Psalm 138</text:span></text:p>
      <text:p text:style-name="P123"/>
      <text:p text:style-name="P123"><text:soft-page-break/>-<text:span text:style-name="T624">The seeming impossibility of reconstructing aberrations like Supr. жласти, жладьба, from what can only be an original *geld- root and likely a Germanic loan (cf. 1X жлѣдетъ in the same text, or OR </text:span><text:span text:style-name="T625">желести) </text:span><text:span text:style-name="T626">are real barriers to </text:span><text:span text:style-name="T624"><text:s text:c="2"/></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Autoreconstructed forms are actually built out of a pre-dejotation stage, with dejotation applied as a post-processing step, because this greatly simplifies the inflectional morphology in places like the past-active-participle <text:span text:style-name="T627">and 1sg pres. indic.</text:span> of class IV (-iti) verbs: we can just use the desinences <text:s/>*‑jь <text:span text:style-name="T627">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85">siujan</text:span> confirms an ECS form *sjū-tei for the verb *šiti), which it is outside the scope of this project to consider, as the goal here is to enable investigations of actual texts, for which such ECS differences are irrelevant. I cannot<text:span text:style-name="T628">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29T07:38:27.228353661</dc:date>
    <meta:editing-duration>P8DT13H16M31S</meta:editing-duration>
    <meta:editing-cycles>603</meta:editing-cycles>
    <meta:generator>LibreOffice/25.8.0.4$Linux_X86_64 LibreOffice_project/580$Build-4</meta:generator>
    <meta:print-date>2025-09-17T23:05:36.367779642</meta:print-date>
    <meta:printed-by>PDF files</meta:printed-by>
    <meta:document-statistic meta:table-count="2" meta:image-count="0" meta:object-count="0" meta:page-count="11" meta:paragraph-count="122" meta:word-count="6860" meta:character-count="42963" meta:non-whitespace-character-count="36077"/>
  </office:meta>
</office:document-meta>
</file>